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3mm"/>
    </style:style>
    <style:style style:name="co2" style:family="table-column">
      <style:table-column-properties fo:break-before="auto" style:column-width="105.8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28.54mm"/>
    </style:style>
    <style:style style:name="co5" style:family="table-column">
      <style:table-column-properties fo:break-before="auto" style:column-width="22.07mm"/>
    </style:style>
    <style:style style:name="co6" style:family="table-column">
      <style:table-column-properties fo:break-before="auto" style:column-width="24.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loext:vertical-justify="auto"/>
      <style:paragraph-properties fo:text-align="center" css3t:text-justify="auto" fo:margin-left="0mm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06pt solid #000000" loext:vertical-justify="auto"/>
      <style:paragraph-properties fo:text-align="center" css3t:text-justify="auto" fo:margin-left="0mm"/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 loext:vertical-justify="auto"/>
      <style:paragraph-properties fo:text-align="center" css3t:text-justify="auto" fo:margin-left="0mm"/>
      <style:text-properties fo:color="#000000" style:font-name="Times New Roman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loext:vertical-justify="auto"/>
      <style:paragraph-properties fo:text-align="center" css3t:text-justify="auto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Times New Roman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4c4c4c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0pt" style:font-name-asian="WenQuanYi Micro Hei" style:font-size-asian="10pt" style:font-name-complex="Lohit Hindi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" style:family="table-cell" style:parent-style-name="Default">
      <style:table-cell-properties fo:background-color="#ff33ff"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6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8" style:family="table-cell" style:parent-style-name="Default">
      <style:table-cell-properties fo:background-color="transparent" fo:wrap-option="wrap" fo:border="0.06pt solid #000000" loext:vertical-justify="auto"/>
      <style:paragraph-properties css3t:text-justify="auto"/>
      <style:text-properties style:font-name="Times New Roman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loext:vertical-justify="auto"/>
      <style:paragraph-properties fo:text-align="start" css3t:text-justify="auto" fo:margin-left="0m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ackground-color="transparent" fo:border="0.06pt solid #000000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ackground-color="transparent" fo:wrap-option="wrap" fo:border="0.06pt solid #000000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fo:background-color="transparent" fo:border="0.06pt solid #000000" loext:vertical-justify="auto"/>
      <style:paragraph-properties css3t:text-justify="auto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ackground-color="transparent" fo:border="0.06pt solid #000000" loext:vertical-justify="auto"/>
      <style:paragraph-properties css3t:text-justify="auto"/>
      <style:text-properties fo:color="#000000"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transparent" fo:border="0.06pt solid #000000" loext:vertical-justify="auto"/>
      <style:paragraph-properties css3t:text-justify="auto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border="0.06pt solid #000000" style:vertical-align="middle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border="0.06pt solid #000000" style:vertical-align="middle"/>
      <style:text-properties fo:color="#000000" style:font-name="Times New Roman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06pt solid #000000"/>
      <style:text-properties fo:color="#000000" style:font-name="Times New Roman" fo:font-size="10pt" style:font-size-asian="10pt" style:font-size-complex="10pt"/>
    </style:style>
    <style:style style:name="ce38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justify" fo:margin-left="0mm"/>
      <style:text-properties style:font-name="Times New Roman" fo:font-size="10pt" style:font-size-asian="10pt" style:font-size-complex="10pt" fo:hyphenate="true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 fo:wrap-option="wrap" fo:border="0.06pt solid #000000"/>
      <style:text-properties fo:color="#000000" style:font-name="Times New Roman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justify" fo:margin-left="0mm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43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style:font-name="Times New Roman" fo:font-size="10pt" style:font-name-asian="Droid Sans Fallback" style:font-size-asian="10pt" style:font-name-complex="FreeSans" style:font-size-complex="10pt"/>
    </style:style>
    <style:style style:name="ce47" style:family="table-cell" style:parent-style-name="Default">
      <style:table-cell-properties fo:background-color="transparent" fo:border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font-name="Times New Roman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ff33ff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LUNOS_TURMAS_DIA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number-columns-repeated="2" table:default-cell-style-name="ce30"/>
        <table:table-column table:style-name="co7" table:default-cell-style-name="ce30"/>
        <table:table-column table:style-name="co8" table:number-columns-repeated="1016" table:default-cell-style-name="ce30"/>
        <table:table-row table:style-name="ro1">
          <table:table-cell table:style-name="ce1" office:value-type="string" calcext:value-type="string">
            <text:p>NÚMERO DE MATRÍCULA</text:p>
          </table:table-cell>
          <table:table-cell table:style-name="ce1" office:value-type="string" calcext:value-type="string">
            <text:p>NOME COMPLETO</text:p>
          </table:table-cell>
          <table:table-cell table:style-name="ce1" office:value-type="string" calcext:value-type="string">
            <text:p>TURMA</text:p>
          </table:table-cell>
          <table:table-cell table:style-name="ce1" office:value-type="string" calcext:value-type="string">
            <text:p>Segunda-feira</text:p>
          </table:table-cell>
          <table:table-cell table:style-name="ce1" office:value-type="string" calcext:value-type="string">
            <text:p>Terça-feira</text:p>
          </table:table-cell>
          <table:table-cell table:style-name="ce1" office:value-type="string" calcext:value-type="string">
            <text:p>Quarta-feira</text:p>
          </table:table-cell>
          <table:table-cell table:style-name="ce1" office:value-type="string" calcext:value-type="string">
            <text:p>Quinta-feira</text:p>
          </table:table-cell>
          <table:table-cell table:style-name="ce1" office:value-type="string" calcext:value-type="string">
            <text:p>Sexta-feira</text:p>
          </table:table-cell>
          <table:table-cell table:style-name="ce1" office:value-type="string" calcext:value-type="string">
            <text:p>Internato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2017311242" calcext:value-type="float">
            <text:p>2017311242</text:p>
          </table:table-cell>
          <table:table-cell table:style-name="ce28" office:value-type="string" calcext:value-type="string">
            <text:p>Adriana Montibelli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0375" calcext:value-type="float">
            <text:p>2018310375</text:p>
          </table:table-cell>
          <table:table-cell table:style-name="ce28" office:value-type="string" calcext:value-type="string">
            <text:p>Amanda Dartora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8936" calcext:value-type="float">
            <text:p>2018318936</text:p>
          </table:table-cell>
          <table:table-cell table:style-name="ce28" office:value-type="string" calcext:value-type="string">
            <text:p>Andressa Oliveira Machad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3555" calcext:value-type="float">
            <text:p>2018313555</text:p>
          </table:table-cell>
          <table:table-cell table:style-name="ce28" office:value-type="string" calcext:value-type="string">
            <text:p>Breno Ferreira 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5916" calcext:value-type="float">
            <text:p>2018315916</text:p>
          </table:table-cell>
          <table:table-cell table:style-name="ce28" office:value-type="string" calcext:value-type="string">
            <text:p>Bruna Da Costa Faenell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4507" calcext:value-type="float">
            <text:p>2018314507</text:p>
          </table:table-cell>
          <table:table-cell table:style-name="ce28" office:value-type="string" calcext:value-type="string">
            <text:p>Bruna Martins German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7456" calcext:value-type="float">
            <text:p>2018317456</text:p>
          </table:table-cell>
          <table:table-cell table:style-name="ce29" office:value-type="string" calcext:value-type="string">
            <text:p>Bruna Mifune Ribeiro 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4801" calcext:value-type="float">
            <text:p>2018314801</text:p>
          </table:table-cell>
          <table:table-cell table:style-name="ce28" office:value-type="string" calcext:value-type="string">
            <text:p>Camilly Vitória Miranda De Oliveira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9334" calcext:value-type="float">
            <text:p>2018319334</text:p>
          </table:table-cell>
          <table:table-cell table:style-name="ce28" office:value-type="string" calcext:value-type="string">
            <text:p>Carla Beatriz Dias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8533" calcext:value-type="float">
            <text:p>2018318533</text:p>
          </table:table-cell>
          <table:table-cell table:style-name="ce28" office:value-type="string" calcext:value-type="string">
            <text:p>Carlos Cezar Borba Net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08475" calcext:value-type="float">
            <text:p>2018308475</text:p>
          </table:table-cell>
          <table:table-cell table:style-name="ce28" office:value-type="string" calcext:value-type="string">
            <text:p>Cauan Rosa Bernard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8560" calcext:value-type="float">
            <text:p>2018318560</text:p>
          </table:table-cell>
          <table:table-cell table:style-name="ce28" office:value-type="string" calcext:value-type="string">
            <text:p>Daphine Emanuelle Silveira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7311387" calcext:value-type="float">
            <text:p>2017311387</text:p>
          </table:table-cell>
          <table:table-cell table:style-name="ce28" office:value-type="string" calcext:value-type="string">
            <text:p>Gabriel Flores Momm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5827" calcext:value-type="float">
            <text:p>2018315827</text:p>
          </table:table-cell>
          <table:table-cell table:style-name="ce28" office:value-type="string" calcext:value-type="string">
            <text:p>Gabriely Borges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7536" calcext:value-type="float">
            <text:p>2018317536</text:p>
          </table:table-cell>
          <table:table-cell table:style-name="ce28" office:value-type="string" calcext:value-type="string">
            <text:p>Helen Cristina Lembeck Maciel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2861" calcext:value-type="float">
            <text:p>2018312861</text:p>
          </table:table-cell>
          <table:table-cell table:style-name="ce28" office:value-type="string" calcext:value-type="string">
            <text:p>Jehnyffer Julia Bittelbrunn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1336" calcext:value-type="float">
            <text:p>2018311336</text:p>
          </table:table-cell>
          <table:table-cell table:style-name="ce28" office:value-type="string" calcext:value-type="string">
            <text:p>Jenifer Rodrigues Machad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1022" calcext:value-type="float">
            <text:p>2018311022</text:p>
          </table:table-cell>
          <table:table-cell table:style-name="ce28" office:value-type="string" calcext:value-type="string">
            <text:p>Jhonny Steffen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08439" calcext:value-type="float">
            <text:p>2018308439</text:p>
          </table:table-cell>
          <table:table-cell table:style-name="ce28" office:value-type="string" calcext:value-type="string">
            <text:p>Julia Ester Menegazz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22385" calcext:value-type="float">
            <text:p>2018322385</text:p>
          </table:table-cell>
          <table:table-cell table:style-name="ce28" office:value-type="string" calcext:value-type="string">
            <text:p>Lais De Souza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08377" calcext:value-type="float">
            <text:p>2018308377</text:p>
          </table:table-cell>
          <table:table-cell table:style-name="ce28" office:value-type="string" calcext:value-type="string">
            <text:p>Larissa Nicole Germano Sacenti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4632" calcext:value-type="float">
            <text:p>2018314632</text:p>
          </table:table-cell>
          <table:table-cell table:style-name="ce28" office:value-type="string" calcext:value-type="string">
            <text:p>Lauro Jonas De Oliveira Junior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3484" calcext:value-type="float">
            <text:p>2018313484</text:p>
          </table:table-cell>
          <table:table-cell table:style-name="ce28" office:value-type="string" calcext:value-type="string">
            <text:p>Leandro Alexandre Lohn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2923" calcext:value-type="float">
            <text:p>2018312923</text:p>
          </table:table-cell>
          <table:table-cell table:style-name="ce28" office:value-type="string" calcext:value-type="string">
            <text:p>Lecian Mário Mutschaewski De Souza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8300" calcext:value-type="float">
            <text:p>2018318300</text:p>
          </table:table-cell>
          <table:table-cell table:style-name="ce28" office:value-type="string" calcext:value-type="string">
            <text:p>Luana Reinert de Souza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4875" calcext:value-type="float">
            <text:p>2018314875</text:p>
          </table:table-cell>
          <table:table-cell table:style-name="ce28" office:value-type="string" calcext:value-type="string">
            <text:p>Luca Carvalho Da Silva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8570" calcext:value-type="float">
            <text:p>2018318570</text:p>
          </table:table-cell>
          <table:table-cell table:style-name="ce28" office:value-type="string" calcext:value-type="string">
            <text:p>Luiza Eduarda Longarete da Silva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8524" calcext:value-type="float">
            <text:p>2018318524</text:p>
          </table:table-cell>
          <table:table-cell table:style-name="ce28" office:value-type="string" calcext:value-type="string">
            <text:p>Mahyara Luiza dos Santos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06176" calcext:value-type="float">
            <text:p>2018306176</text:p>
          </table:table-cell>
          <table:table-cell table:style-name="ce28" office:value-type="string" calcext:value-type="string">
            <text:p>Maria Eduarda Ramos Alban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0357" calcext:value-type="float">
            <text:p>2018310357</text:p>
          </table:table-cell>
          <table:table-cell table:style-name="ce28" office:value-type="string" calcext:value-type="string">
            <text:p>Maria Eduarda Vieira 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22394" calcext:value-type="float">
            <text:p>2018322394</text:p>
          </table:table-cell>
          <table:table-cell office:value-type="string" calcext:value-type="string">
            <text:p>Mateus Henrique Múrias (RET)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8080" calcext:value-type="float">
            <text:p>2018318080</text:p>
          </table:table-cell>
          <table:table-cell table:style-name="ce28" office:value-type="string" calcext:value-type="string">
            <text:p>Nicolle da Roza Hasse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8551" calcext:value-type="float">
            <text:p>2018318551</text:p>
          </table:table-cell>
          <table:table-cell table:style-name="ce28" office:value-type="string" calcext:value-type="string">
            <text:p>Pablo Henrique Barbosa Carneir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7309558" calcext:value-type="float">
            <text:p>2017309558</text:p>
          </table:table-cell>
          <table:table-cell table:style-name="ce28" office:value-type="string" calcext:value-type="string">
            <text:p>Rabeche Nykole do Nascimento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7310100" calcext:value-type="float">
            <text:p>2017310100</text:p>
          </table:table-cell>
          <table:table-cell table:style-name="ce28" office:value-type="string" calcext:value-type="string">
            <text:p>Rebeca Radke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1120" calcext:value-type="float">
            <text:p>2018311120</text:p>
          </table:table-cell>
          <table:table-cell table:style-name="ce28" office:value-type="string" calcext:value-type="string">
            <text:p>Thaysa Dalpiaz 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22376" calcext:value-type="float">
            <text:p>2018322376</text:p>
          </table:table-cell>
          <table:table-cell table:style-name="ce28" office:value-type="string" calcext:value-type="string">
            <text:p>Vinicius Wilian Afelis Nardes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18014" calcext:value-type="float">
            <text:p>2018318014</text:p>
          </table:table-cell>
          <table:table-cell table:style-name="ce28" office:value-type="string" calcext:value-type="string">
            <text:p>Vitória Iradi Schmoller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7310915" calcext:value-type="float">
            <text:p>2017310915</text:p>
          </table:table-cell>
          <table:table-cell table:style-name="ce28" office:value-type="string" calcext:value-type="string">
            <text:p>Wallace Camilo do Amarante</text:p>
          </table:table-cell>
          <table:table-cell office:value-type="string" calcext:value-type="string">
            <text:p>1AgroI1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7938" calcext:value-type="float">
            <text:p>2017307938</text:p>
          </table:table-cell>
          <table:table-cell office:value-type="string" calcext:value-type="string">
            <text:p>Adilson Pavarin Júnior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2988" calcext:value-type="float">
            <text:p>2018312988</text:p>
          </table:table-cell>
          <table:table-cell office:value-type="string" calcext:value-type="string">
            <text:p>Adriano Nunes Da Silva 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366" calcext:value-type="float">
            <text:p>2018310366</text:p>
          </table:table-cell>
          <table:table-cell office:value-type="string" calcext:value-type="string">
            <text:p>Aimê Müller Correia Dos Santo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537" calcext:value-type="float">
            <text:p>2018308537</text:p>
          </table:table-cell>
          <table:table-cell office:value-type="string" calcext:value-type="string">
            <text:p>Amabille Fagundes Osti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383" calcext:value-type="float">
            <text:p>2018314383</text:p>
          </table:table-cell>
          <table:table-cell office:value-type="string" calcext:value-type="string">
            <text:p>Amanda Francine Janing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319" calcext:value-type="float">
            <text:p>2018318319</text:p>
          </table:table-cell>
          <table:table-cell office:value-type="string" calcext:value-type="string">
            <text:p>Ana Paula Albrecht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351" calcext:value-type="float">
            <text:p>2017309351</text:p>
          </table:table-cell>
          <table:table-cell office:value-type="string" calcext:value-type="string">
            <text:p>Andriléia Heiler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1309" calcext:value-type="float">
            <text:p>2018311309</text:p>
          </table:table-cell>
          <table:table-cell office:value-type="string" calcext:value-type="string">
            <text:p>Beatriz Adelia Vieira 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2558" calcext:value-type="float">
            <text:p>2018312558</text:p>
          </table:table-cell>
          <table:table-cell office:value-type="string" calcext:value-type="string">
            <text:p>Bruna Löeffler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490" calcext:value-type="float">
            <text:p>2018318490</text:p>
          </table:table-cell>
          <table:table-cell office:value-type="string" calcext:value-type="string">
            <text:p>Bruna Suelen Pereira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457" calcext:value-type="float">
            <text:p>2018308457</text:p>
          </table:table-cell>
          <table:table-cell office:value-type="string" calcext:value-type="string">
            <text:p>Carlos Eduardo Ellmer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474" calcext:value-type="float">
            <text:p>2018317474</text:p>
          </table:table-cell>
          <table:table-cell office:value-type="string" calcext:value-type="string">
            <text:p>Cintia Elen Nascimento Chaves 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492" calcext:value-type="float">
            <text:p>2018317492</text:p>
          </table:table-cell>
          <table:table-cell office:value-type="string" calcext:value-type="string">
            <text:p>Débora Cristina Dia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582" calcext:value-type="float">
            <text:p>2018308582</text:p>
          </table:table-cell>
          <table:table-cell office:value-type="string" calcext:value-type="string">
            <text:p>Douglas Strey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3072" calcext:value-type="float">
            <text:p>2018313072</text:p>
          </table:table-cell>
          <table:table-cell office:value-type="string" calcext:value-type="string">
            <text:p>Ellen Krüger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500" calcext:value-type="float">
            <text:p>2018308500</text:p>
          </table:table-cell>
          <table:table-cell office:value-type="string" calcext:value-type="string">
            <text:p>Gabriel Batistella De Espindola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409" calcext:value-type="float">
            <text:p>2018314409</text:p>
          </table:table-cell>
          <table:table-cell office:value-type="string" calcext:value-type="string">
            <text:p>Gabriela Carara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384" calcext:value-type="float">
            <text:p>2018310384</text:p>
          </table:table-cell>
          <table:table-cell office:value-type="string" calcext:value-type="string">
            <text:p>Giovana Eloisa Maia Soare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2709" calcext:value-type="float">
            <text:p>2018312709</text:p>
          </table:table-cell>
          <table:table-cell office:value-type="string" calcext:value-type="string">
            <text:p>Giovanna Fernande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777" calcext:value-type="float">
            <text:p>2018314777</text:p>
          </table:table-cell>
          <table:table-cell office:value-type="string" calcext:value-type="string">
            <text:p>Gisele De Brito Dos Santo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991" calcext:value-type="float">
            <text:p>2018314991</text:p>
          </table:table-cell>
          <table:table-cell office:value-type="string" calcext:value-type="string">
            <text:p>Helena Freitas De Amaral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005" calcext:value-type="float">
            <text:p>2018318005</text:p>
          </table:table-cell>
          <table:table-cell office:value-type="string" calcext:value-type="string">
            <text:p>Jéssica Siladji Maieski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024" calcext:value-type="float">
            <text:p>2018314024</text:p>
          </table:table-cell>
          <table:table-cell office:value-type="string" calcext:value-type="string">
            <text:p>João Paulo Anastácio Porta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518" calcext:value-type="float">
            <text:p>2018317518</text:p>
          </table:table-cell>
          <table:table-cell office:value-type="string" calcext:value-type="string">
            <text:p>Jordana Ferreira Justiniano de Souza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1194" calcext:value-type="float">
            <text:p>2018311194</text:p>
          </table:table-cell>
          <table:table-cell office:value-type="string" calcext:value-type="string">
            <text:p>Julia Pabst Anastácio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870" calcext:value-type="float">
            <text:p>2017309870</text:p>
          </table:table-cell>
          <table:table-cell office:value-type="string" calcext:value-type="string">
            <text:p>Kelwyn Eduardo Silva Loo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22667" calcext:value-type="float">
            <text:p>2017322667</text:p>
          </table:table-cell>
          <table:table-cell office:value-type="string" calcext:value-type="string">
            <text:p>Khetlyn Silva Loo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1087" calcext:value-type="float">
            <text:p>2018311087</text:p>
          </table:table-cell>
          <table:table-cell office:value-type="string" calcext:value-type="string">
            <text:p>Laura Selner Brietzig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284" calcext:value-type="float">
            <text:p>2018318284</text:p>
          </table:table-cell>
          <table:table-cell office:value-type="string" calcext:value-type="string">
            <text:p>Lucas Rafael Santana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6167" calcext:value-type="float">
            <text:p>2018306167</text:p>
          </table:table-cell>
          <table:table-cell office:value-type="string" calcext:value-type="string">
            <text:p>Maiara Lopes Toniote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709" calcext:value-type="float">
            <text:p>2018316709</text:p>
          </table:table-cell>
          <table:table-cell office:value-type="string" calcext:value-type="string">
            <text:p>Marcos Tirone Kruger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395" calcext:value-type="float">
            <text:p>2018308395</text:p>
          </table:table-cell>
          <table:table-cell office:value-type="string" calcext:value-type="string">
            <text:p>Maria Eduarda Dos Santo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1980" calcext:value-type="float">
            <text:p>2018311980</text:p>
          </table:table-cell>
          <table:table-cell office:value-type="string" calcext:value-type="string">
            <text:p>Marlon Marcelo Soare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515" calcext:value-type="float">
            <text:p>2018318515</text:p>
          </table:table-cell>
          <table:table-cell office:value-type="string" calcext:value-type="string">
            <text:p>Melania Ligia Alve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543" calcext:value-type="float">
            <text:p>2018314543</text:p>
          </table:table-cell>
          <table:table-cell office:value-type="string" calcext:value-type="string">
            <text:p>Ohana Cristina Da Silva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8477" calcext:value-type="float">
            <text:p>2017318477</text:p>
          </table:table-cell>
          <table:table-cell office:value-type="string" calcext:value-type="string">
            <text:p>Pamela Zelinda Prêmoli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964" calcext:value-type="float">
            <text:p>2018314964</text:p>
          </table:table-cell>
          <table:table-cell office:value-type="string" calcext:value-type="string">
            <text:p>Peterson Gustavo Da Silva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040" calcext:value-type="float">
            <text:p>2018315040</text:p>
          </table:table-cell>
          <table:table-cell office:value-type="string" calcext:value-type="string">
            <text:p>Ruan Monteiro Do Nascimento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506" calcext:value-type="float">
            <text:p>2018318506</text:p>
          </table:table-cell>
          <table:table-cell office:value-type="string" calcext:value-type="string">
            <text:p>Thiago da Costa Paulina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614" calcext:value-type="float">
            <text:p>2018314614</text:p>
          </table:table-cell>
          <table:table-cell office:value-type="string" calcext:value-type="string">
            <text:p>Weslei Fagundes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872" calcext:value-type="float">
            <text:p>2018315872</text:p>
          </table:table-cell>
          <table:table-cell office:value-type="string" calcext:value-type="string">
            <text:p>Yasmin Hoffman</text:p>
          </table:table-cell>
          <table:table-cell office:value-type="string" calcext:value-type="string">
            <text:p>1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float" office:value="2018317895" calcext:value-type="float">
            <text:p>2018317895</text:p>
          </table:table-cell>
          <table:table-cell office:value-type="string" calcext:value-type="string">
            <text:p>Alisson Alvino Abreu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564" calcext:value-type="float">
            <text:p>2018308564</text:p>
          </table:table-cell>
          <table:table-cell office:value-type="string" calcext:value-type="string">
            <text:p>Allan Nakalski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22920" calcext:value-type="float">
            <text:p>2018322920</text:p>
          </table:table-cell>
          <table:table-cell office:value-type="string" calcext:value-type="string">
            <text:p>Amanda Fátima Hostin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365" calcext:value-type="float">
            <text:p>2018314365</text:p>
          </table:table-cell>
          <table:table-cell office:value-type="string" calcext:value-type="string">
            <text:p>Ana Heloisa Leonel Grecco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041" calcext:value-type="float">
            <text:p>2018318041</text:p>
          </table:table-cell>
          <table:table-cell office:value-type="string" calcext:value-type="string">
            <text:p>Anamaia Demutris Mirand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4410" calcext:value-type="float">
            <text:p>2018304410</text:p>
          </table:table-cell>
          <table:table-cell office:value-type="string" calcext:value-type="string">
            <text:p>Andriele Adriane Mir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744" calcext:value-type="float">
            <text:p>2018316744</text:p>
          </table:table-cell>
          <table:table-cell office:value-type="string" calcext:value-type="string">
            <text:p>Arthur Roque Funk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783" calcext:value-type="float">
            <text:p>2018315783</text:p>
          </table:table-cell>
          <table:table-cell office:value-type="string" calcext:value-type="string">
            <text:p>Caroline De Souza Tobia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520" calcext:value-type="float">
            <text:p>2018316520</text:p>
          </table:table-cell>
          <table:table-cell office:value-type="string" calcext:value-type="string">
            <text:p>Flavio Alberto Silveira 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975" calcext:value-type="float">
            <text:p>2018317975</text:p>
          </table:table-cell>
          <table:table-cell office:value-type="string" calcext:value-type="string">
            <text:p>Glória Emanuele Reis de Jesu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735" calcext:value-type="float">
            <text:p>2018316735</text:p>
          </table:table-cell>
          <table:table-cell office:value-type="string" calcext:value-type="string">
            <text:p>Gracyele De Oliveir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554" calcext:value-type="float">
            <text:p>2018317554</text:p>
          </table:table-cell>
          <table:table-cell office:value-type="string" calcext:value-type="string">
            <text:p>Heloisa Do Amaral Mafr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471" calcext:value-type="float">
            <text:p>2018318471</text:p>
          </table:table-cell>
          <table:table-cell office:value-type="string" calcext:value-type="string">
            <text:p>João Luis Oliveira Tedesco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867" calcext:value-type="float">
            <text:p>2018310867</text:p>
          </table:table-cell>
          <table:table-cell office:value-type="string" calcext:value-type="string">
            <text:p>João Victor Galvan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502" calcext:value-type="float">
            <text:p>2017309502</text:p>
          </table:table-cell>
          <table:table-cell office:value-type="string" calcext:value-type="string">
            <text:p>Laiane Mariana de Paula Pitt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539" calcext:value-type="float">
            <text:p>2018316539</text:p>
          </table:table-cell>
          <table:table-cell office:value-type="string" calcext:value-type="string">
            <text:p>Lais Soares Da Silva 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1040" calcext:value-type="float">
            <text:p>2018311040</text:p>
          </table:table-cell>
          <table:table-cell office:value-type="string" calcext:value-type="string">
            <text:p>Louise Gabrielli Lourenço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572" calcext:value-type="float">
            <text:p>2018317572</text:p>
          </table:table-cell>
          <table:table-cell office:value-type="string" calcext:value-type="string">
            <text:p>Luiza Antes De Salve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1265" calcext:value-type="float">
            <text:p>2018311265</text:p>
          </table:table-cell>
          <table:table-cell office:value-type="string" calcext:value-type="string">
            <text:p>Maisa Kraisch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1238" calcext:value-type="float">
            <text:p>2018311238</text:p>
          </table:table-cell>
          <table:table-cell office:value-type="string" calcext:value-type="string">
            <text:p>Manoela Hoffmann Luciano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9343" calcext:value-type="float">
            <text:p>2018319343</text:p>
          </table:table-cell>
          <table:table-cell office:value-type="string" calcext:value-type="string">
            <text:p>Marcela Souza Pere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481" calcext:value-type="float">
            <text:p>2018314481</text:p>
          </table:table-cell>
          <table:table-cell office:value-type="string" calcext:value-type="string">
            <text:p>Maria Eduarda Da Silva Jaque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017303886" calcext:value-type="float">
            <text:p>2017303886</text:p>
          </table:table-cell>
          <table:table-cell table:style-name="ce31" office:value-type="string" calcext:value-type="string">
            <text:p>Maria Eduarda Lóri Amorim dos Santo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018318444" calcext:value-type="float">
            <text:p>2018318444</text:p>
          </table:table-cell>
          <table:table-cell table:style-name="ce31" office:value-type="string" calcext:value-type="string">
            <text:p>Maria Gabriella Delfino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2502" calcext:value-type="float">
            <text:p>2018312502</text:p>
          </table:table-cell>
          <table:table-cell office:value-type="string" calcext:value-type="string">
            <text:p>Mariana Schmitt De Oliveir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2638" calcext:value-type="float">
            <text:p>2018312638</text:p>
          </table:table-cell>
          <table:table-cell office:value-type="string" calcext:value-type="string">
            <text:p>Marina Peters Ruiz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2182" calcext:value-type="float">
            <text:p>2018312182</text:p>
          </table:table-cell>
          <table:table-cell office:value-type="string" calcext:value-type="string">
            <text:p>Mateus Reginaldo Sarmento Rodrigue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530" calcext:value-type="float">
            <text:p>2017310530</text:p>
          </table:table-cell>
          <table:table-cell office:value-type="string" calcext:value-type="string">
            <text:p>Michele Malaquias da Cost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293" calcext:value-type="float">
            <text:p>2018318293</text:p>
          </table:table-cell>
          <table:table-cell office:value-type="string" calcext:value-type="string">
            <text:p>Nathalia Eduarda Mayevski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021" calcext:value-type="float">
            <text:p>2018315021</text:p>
          </table:table-cell>
          <table:table-cell office:value-type="string" calcext:value-type="string">
            <text:p>Nicolas De Goes Pereir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453" calcext:value-type="float">
            <text:p>2018318453</text:p>
          </table:table-cell>
          <table:table-cell office:value-type="string" calcext:value-type="string">
            <text:p>Paulo Antonio Pereira Rodrigues Bezerr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729" calcext:value-type="float">
            <text:p>2018315729</text:p>
          </table:table-cell>
          <table:table-cell office:value-type="string" calcext:value-type="string">
            <text:p>Rafaela Coelho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23014" calcext:value-type="float">
            <text:p>2018323014</text:p>
          </table:table-cell>
          <table:table-cell office:value-type="string" calcext:value-type="string">
            <text:p>Rodrigo de Oliveir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393" calcext:value-type="float">
            <text:p>2018310393</text:p>
          </table:table-cell>
          <table:table-cell office:value-type="string" calcext:value-type="string">
            <text:p>Samantha Emiliana Spichak 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320" calcext:value-type="float">
            <text:p>2018310320</text:p>
          </table:table-cell>
          <table:table-cell office:value-type="string" calcext:value-type="string">
            <text:p>Talita Bruna De Freita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5675" calcext:value-type="float">
            <text:p>2017305675</text:p>
          </table:table-cell>
          <table:table-cell office:value-type="string" calcext:value-type="string">
            <text:p>Taynara Martin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6194" calcext:value-type="float">
            <text:p>2018306194</text:p>
          </table:table-cell>
          <table:table-cell office:value-type="string" calcext:value-type="string">
            <text:p>Vitória Gabriele Rincawetscki De Santana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6149" calcext:value-type="float">
            <text:p>2018306149</text:p>
          </table:table-cell>
          <table:table-cell office:value-type="string" calcext:value-type="string">
            <text:p>Vitoria Oliveira Dos Santos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429" calcext:value-type="float">
            <text:p>2018317429</text:p>
          </table:table-cell>
          <table:table-cell office:value-type="string" calcext:value-type="string">
            <text:p>Yasmin Soares Forte </text:p>
          </table:table-cell>
          <table:table-cell office:value-type="string" calcext:value-type="string">
            <text:p>1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08390" calcext:value-type="float">
            <text:p>2017308390</text:p>
          </table:table-cell>
          <table:table-cell table:style-name="ce32" office:value-type="string" calcext:value-type="string">
            <text:p>Alexia Carolina Car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871" calcext:value-type="float">
            <text:p>2017310871</text:p>
          </table:table-cell>
          <table:table-cell table:style-name="ce32" office:value-type="string" calcext:value-type="string">
            <text:p>Aramis Bruczeck Ruthes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09217" calcext:value-type="float">
            <text:p>2017309217</text:p>
          </table:table-cell>
          <table:table-cell table:style-name="ce32" office:value-type="string" calcext:value-type="string">
            <text:p>Bruna Vidal de Assis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2571" calcext:value-type="float">
            <text:p>2017312571</text:p>
          </table:table-cell>
          <table:table-cell table:style-name="ce32" office:value-type="string" calcext:value-type="string">
            <text:p>Bruno Cidral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782" calcext:value-type="float">
            <text:p>2017310782</text:p>
          </table:table-cell>
          <table:table-cell table:style-name="ce32" office:value-type="string" calcext:value-type="string">
            <text:p>Camila Wensiboski da Cost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09342" calcext:value-type="float">
            <text:p>2017309342</text:p>
          </table:table-cell>
          <table:table-cell table:style-name="ce32" office:value-type="string" calcext:value-type="string">
            <text:p>Caroline Brunhorotto Vedoveto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6" office:value-type="float" office:value="2015300070" calcext:value-type="float">
            <text:p>2015300070</text:p>
          </table:table-cell>
          <table:table-cell table:style-name="ce33" office:value-type="string" calcext:value-type="string">
            <text:p>Daniel Willian Saibert de Almeid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22282" calcext:value-type="float">
            <text:p>2017322282</text:p>
          </table:table-cell>
          <table:table-cell table:style-name="ce32" office:value-type="string" calcext:value-type="string">
            <text:p>Ederson Havrelhuk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float" office:value="2017303723" calcext:value-type="float">
            <text:p>2017303723</text:p>
          </table:table-cell>
          <table:table-cell table:style-name="ce32" office:value-type="string" calcext:value-type="string">
            <text:p>Elora Cristina Beiler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6300191" calcext:value-type="float">
            <text:p>2016300191</text:p>
          </table:table-cell>
          <table:table-cell table:style-name="ce32" office:value-type="string" calcext:value-type="string">
            <text:p>Emily Luana Deucher de Oliveir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09404" calcext:value-type="float">
            <text:p>2017309404</text:p>
          </table:table-cell>
          <table:table-cell table:style-name="ce32" office:value-type="string" calcext:value-type="string">
            <text:p>Fabio Rodrigues Machado Junior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880" calcext:value-type="float">
            <text:p>2017310880</text:p>
          </table:table-cell>
          <table:table-cell table:style-name="ce32" office:value-type="string" calcext:value-type="string">
            <text:p>Gabriel Alves de Souz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09914" calcext:value-type="float">
            <text:p>2017309914</text:p>
          </table:table-cell>
          <table:table-cell table:style-name="ce32" office:value-type="string" calcext:value-type="string">
            <text:p>Geverson Schmedler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844" calcext:value-type="float">
            <text:p>2017310844</text:p>
          </table:table-cell>
          <table:table-cell table:style-name="ce32" office:value-type="string" calcext:value-type="string">
            <text:p>Giovanna Paola Macedo Lindemann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2885" calcext:value-type="float">
            <text:p>2017312885</text:p>
          </table:table-cell>
          <table:table-cell table:style-name="ce32" office:value-type="string" calcext:value-type="string">
            <text:p>Gustavo Simas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21982" calcext:value-type="float">
            <text:p>2017321982</text:p>
          </table:table-cell>
          <table:table-cell table:style-name="ce32" office:value-type="string" calcext:value-type="string">
            <text:p>Helena Ruggeri Kutscher de Oliveir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09306" calcext:value-type="float">
            <text:p>2017309306</text:p>
          </table:table-cell>
          <table:table-cell table:style-name="ce32" office:value-type="string" calcext:value-type="string">
            <text:p>Heloísa Girardi Pereir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343" calcext:value-type="float">
            <text:p>2017310343</text:p>
          </table:table-cell>
          <table:table-cell table:style-name="ce32" office:value-type="string" calcext:value-type="string">
            <text:p>Jéssica Quintino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998" calcext:value-type="float">
            <text:p>2017310998</text:p>
          </table:table-cell>
          <table:table-cell table:style-name="ce32" office:value-type="string" calcext:value-type="string">
            <text:p>Joana Mari da Conceição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7" office:value-type="float" office:value="2016300217" calcext:value-type="float">
            <text:p>2016300217</text:p>
          </table:table-cell>
          <table:table-cell table:style-name="ce34" office:value-type="string" calcext:value-type="string">
            <text:p>João Victor Donida Furtado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1000" calcext:value-type="float">
            <text:p>2017311000</text:p>
          </table:table-cell>
          <table:table-cell table:style-name="ce32" office:value-type="string" calcext:value-type="string">
            <text:p>Julia Sofia da Conceição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675" calcext:value-type="float">
            <text:p>2017310675</text:p>
          </table:table-cell>
          <table:table-cell table:style-name="ce32" office:value-type="string" calcext:value-type="string">
            <text:p>Lucas Francisco Olczyk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906" calcext:value-type="float">
            <text:p>2017310906</text:p>
          </table:table-cell>
          <table:table-cell table:style-name="ce32" office:value-type="string" calcext:value-type="string">
            <text:p>Lucelia Vieir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058" calcext:value-type="float">
            <text:p>2017310058</text:p>
          </table:table-cell>
          <table:table-cell table:style-name="ce32" office:value-type="string" calcext:value-type="string">
            <text:p>Maria Eduarda Lino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09253" calcext:value-type="float">
            <text:p>2017309253</text:p>
          </table:table-cell>
          <table:table-cell table:style-name="ce32" office:value-type="string" calcext:value-type="string">
            <text:p>Maria Eduarda Saramento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755" calcext:value-type="float">
            <text:p>2017310755</text:p>
          </table:table-cell>
          <table:table-cell table:style-name="ce32" office:value-type="string" calcext:value-type="string">
            <text:p>Marina Cardoso Ocampo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22658" calcext:value-type="float">
            <text:p>2017322658</text:p>
          </table:table-cell>
          <table:table-cell table:style-name="ce32" office:value-type="string" calcext:value-type="string">
            <text:p>Richard Eduardo da Silveir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09807" calcext:value-type="float">
            <text:p>2017309807</text:p>
          </table:table-cell>
          <table:table-cell table:style-name="ce32" office:value-type="string" calcext:value-type="string">
            <text:p>Suzana Varela Bueno de Oliveir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8323023" calcext:value-type="float">
            <text:p>2018323023</text:p>
          </table:table-cell>
          <table:table-cell table:style-name="ce32" office:value-type="string" calcext:value-type="string">
            <text:p>Victor Boldori Duarte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156" calcext:value-type="float">
            <text:p>2017310156</text:p>
          </table:table-cell>
          <table:table-cell table:style-name="ce32" office:value-type="string" calcext:value-type="string">
            <text:p>Vivian Emanuelle Rocha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2017310011" calcext:value-type="float">
            <text:p>2017310011</text:p>
          </table:table-cell>
          <table:table-cell table:style-name="ce32" office:value-type="string" calcext:value-type="string">
            <text:p>Willian Urbanovicz</text:p>
          </table:table-cell>
          <table:table-cell office:value-type="string" calcext:value-type="string">
            <text:p>2Agr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315" calcext:value-type="float">
            <text:p>2017309315</text:p>
          </table:table-cell>
          <table:table-cell office:value-type="string" calcext:value-type="string">
            <text:p>Adrieli Cherpinski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550" calcext:value-type="float">
            <text:p>2017311550</text:p>
          </table:table-cell>
          <table:table-cell office:value-type="string" calcext:value-type="string">
            <text:p>Ághata Emiliane Mazonas Coelho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316" calcext:value-type="float">
            <text:p>2017310316</text:p>
          </table:table-cell>
          <table:table-cell office:value-type="string" calcext:value-type="string">
            <text:p>Allana Cristina Coppi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378" calcext:value-type="float">
            <text:p>2017311378</text:p>
          </table:table-cell>
          <table:table-cell office:value-type="string" calcext:value-type="string">
            <text:p>Amanda Batista Schirmer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763" calcext:value-type="float">
            <text:p>2017309763</text:p>
          </table:table-cell>
          <table:table-cell office:value-type="string" calcext:value-type="string">
            <text:p>Emanuela de Souza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6113" calcext:value-type="float">
            <text:p>2017316113</text:p>
          </table:table-cell>
          <table:table-cell office:value-type="string" calcext:value-type="string">
            <text:p>Fernanda Kohn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932" calcext:value-type="float">
            <text:p>2017309932</text:p>
          </table:table-cell>
          <table:table-cell office:value-type="string" calcext:value-type="string">
            <text:p>Gabriela Inacio Giovanela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422" calcext:value-type="float">
            <text:p>2017309422</text:p>
          </table:table-cell>
          <table:table-cell office:value-type="string" calcext:value-type="string">
            <text:p>Henrique Warmeling Benvenutti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153" calcext:value-type="float">
            <text:p>2017311153</text:p>
          </table:table-cell>
          <table:table-cell office:value-type="string" calcext:value-type="string">
            <text:p>João Pedro Wilbert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8" office:value-type="float" office:value="2016300271" calcext:value-type="float">
            <text:p>2016300271</text:p>
          </table:table-cell>
          <table:table-cell table:style-name="ce35" office:value-type="string" calcext:value-type="string">
            <text:p>Larissa Mókfa Duarte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209" calcext:value-type="float">
            <text:p>2017310209</text:p>
          </table:table-cell>
          <table:table-cell office:value-type="string" calcext:value-type="string">
            <text:p>Larissa Stockhausen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816" calcext:value-type="float">
            <text:p>2017309816</text:p>
          </table:table-cell>
          <table:table-cell office:value-type="string" calcext:value-type="string">
            <text:p>Leonardo Cerchiari Vieira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304" calcext:value-type="float">
            <text:p>2017311304</text:p>
          </table:table-cell>
          <table:table-cell office:value-type="string" calcext:value-type="string">
            <text:p>Leticia Vitória da Silva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138" calcext:value-type="float">
            <text:p>2017310138</text:p>
          </table:table-cell>
          <table:table-cell office:value-type="string" calcext:value-type="string">
            <text:p>Lucas Lickfett Rodrigues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067" calcext:value-type="float">
            <text:p>2017310067</text:p>
          </table:table-cell>
          <table:table-cell office:value-type="string" calcext:value-type="string">
            <text:p>Marcos Paulo Erhardt de Oliveira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5530" calcext:value-type="float">
            <text:p>2017305530</text:p>
          </table:table-cell>
          <table:table-cell office:value-type="string" calcext:value-type="string">
            <text:p>Maria Eduarda de Souza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280" calcext:value-type="float">
            <text:p>2017309280</text:p>
          </table:table-cell>
          <table:table-cell office:value-type="string" calcext:value-type="string">
            <text:p>Maria Eduarda Jaques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174" calcext:value-type="float">
            <text:p>2017310174</text:p>
          </table:table-cell>
          <table:table-cell office:value-type="string" calcext:value-type="string">
            <text:p>Michel Luís Rohr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183" calcext:value-type="float">
            <text:p>2017310183</text:p>
          </table:table-cell>
          <table:table-cell office:value-type="string" calcext:value-type="string">
            <text:p>Miguel Thomasi Acórdi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595" calcext:value-type="float">
            <text:p>2017310595</text:p>
          </table:table-cell>
          <table:table-cell office:value-type="string" calcext:value-type="string">
            <text:p>Morgana da Silva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233" calcext:value-type="float">
            <text:p>2017311233</text:p>
          </table:table-cell>
          <table:table-cell office:value-type="string" calcext:value-type="string">
            <text:p>Nícolas Vieira Train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460" calcext:value-type="float">
            <text:p>2017310460</text:p>
          </table:table-cell>
          <table:table-cell office:value-type="string" calcext:value-type="string">
            <text:p>Nicole Faust Felipe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4834" calcext:value-type="float">
            <text:p>2017314834</text:p>
          </table:table-cell>
          <table:table-cell office:value-type="string" calcext:value-type="string">
            <text:p>Nilo Ramos da Silva Neto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497" calcext:value-type="float">
            <text:p>2017310497</text:p>
          </table:table-cell>
          <table:table-cell office:value-type="string" calcext:value-type="string">
            <text:p>Paola Vitória Bratti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389" calcext:value-type="float">
            <text:p>2017309389</text:p>
          </table:table-cell>
          <table:table-cell office:value-type="string" calcext:value-type="string">
            <text:p>Thales Ruan Rodrigues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333" calcext:value-type="float">
            <text:p>2017309333</text:p>
          </table:table-cell>
          <table:table-cell office:value-type="string" calcext:value-type="string">
            <text:p>Victoria Bueno Pires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194" calcext:value-type="float">
            <text:p>2017308194</text:p>
          </table:table-cell>
          <table:table-cell office:value-type="string" calcext:value-type="string">
            <text:p>Vitória Cristina Fortunato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8501" calcext:value-type="float">
            <text:p>2017318501</text:p>
          </table:table-cell>
          <table:table-cell office:value-type="string" calcext:value-type="string">
            <text:p>Yasmim Diana Antunes</text:p>
          </table:table-cell>
          <table:table-cell office:value-type="string" calcext:value-type="string">
            <text:p>2Agr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657" calcext:value-type="float">
            <text:p>2017310657</text:p>
          </table:table-cell>
          <table:table-cell office:value-type="string" calcext:value-type="string">
            <text:p>Amanda Ferreira Hoepfner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737" calcext:value-type="float">
            <text:p>2017310737</text:p>
          </table:table-cell>
          <table:table-cell office:value-type="string" calcext:value-type="string">
            <text:p>Angélica Francine da Silv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251" calcext:value-type="float">
            <text:p>2017311251</text:p>
          </table:table-cell>
          <table:table-cell office:value-type="string" calcext:value-type="string">
            <text:p>Bruna do Amaral Zimmer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6294" calcext:value-type="float">
            <text:p>2017316294</text:p>
          </table:table-cell>
          <table:table-cell office:value-type="string" calcext:value-type="string">
            <text:p>Clara do Amaral Zimmer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835" calcext:value-type="float">
            <text:p>2017310835</text:p>
          </table:table-cell>
          <table:table-cell office:value-type="string" calcext:value-type="string">
            <text:p>Diane Sabrina dos Santos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336" calcext:value-type="float">
            <text:p>2017308336</text:p>
          </table:table-cell>
          <table:table-cell office:value-type="string" calcext:value-type="string">
            <text:p>Emanoele Nicóle Ros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171" calcext:value-type="float">
            <text:p>2017311171</text:p>
          </table:table-cell>
          <table:table-cell office:value-type="string" calcext:value-type="string">
            <text:p>Giovana Fagundes de Oliveir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280" calcext:value-type="float">
            <text:p>2016300280</text:p>
          </table:table-cell>
          <table:table-cell table:style-name="ce36" office:value-type="string" calcext:value-type="string">
            <text:p>Henrique Luis Poncio da Silv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7310764" calcext:value-type="float">
            <text:p>2017310764</text:p>
          </table:table-cell>
          <table:table-cell office:value-type="string" calcext:value-type="string">
            <text:p>Isabela Patricio Rodrigues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215" calcext:value-type="float">
            <text:p>2017311215</text:p>
          </table:table-cell>
          <table:table-cell office:value-type="string" calcext:value-type="string">
            <text:p>Jennyfer Talita Schimanoski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858" calcext:value-type="float">
            <text:p>2017312858</text:p>
          </table:table-cell>
          <table:table-cell office:value-type="string" calcext:value-type="string">
            <text:p>José Augusto Kamarowski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862" calcext:value-type="float">
            <text:p>2017310862</text:p>
          </table:table-cell>
          <table:table-cell office:value-type="string" calcext:value-type="string">
            <text:p>Katia Benk Azevedo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224" calcext:value-type="float">
            <text:p>2017311224</text:p>
          </table:table-cell>
          <table:table-cell office:value-type="string" calcext:value-type="string">
            <text:p>Lethicia Giese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046" calcext:value-type="float">
            <text:p>2017311046</text:p>
          </table:table-cell>
          <table:table-cell office:value-type="string" calcext:value-type="string">
            <text:p>Letícia da Silv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960" calcext:value-type="float">
            <text:p>2017309960</text:p>
          </table:table-cell>
          <table:table-cell office:value-type="string" calcext:value-type="string">
            <text:p>Lucas Rafael Kloczko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298" calcext:value-type="float">
            <text:p>2017311298</text:p>
          </table:table-cell>
          <table:table-cell office:value-type="string" calcext:value-type="string">
            <text:p>Lucas Schmidt Mai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313" calcext:value-type="float">
            <text:p>2017311313</text:p>
          </table:table-cell>
          <table:table-cell office:value-type="string" calcext:value-type="string">
            <text:p>Luciano Brüske Pinto Junior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4861" calcext:value-type="float">
            <text:p>2017314861</text:p>
          </table:table-cell>
          <table:table-cell office:value-type="string" calcext:value-type="string">
            <text:p>Maria Luiza Lan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162" calcext:value-type="float">
            <text:p>2017311162</text:p>
          </table:table-cell>
          <table:table-cell office:value-type="string" calcext:value-type="string">
            <text:p>Mariah Mafra Vargas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091" calcext:value-type="float">
            <text:p>2017311091</text:p>
          </table:table-cell>
          <table:table-cell office:value-type="string" calcext:value-type="string">
            <text:p>Mateus Pereira Jagielski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5601" calcext:value-type="float">
            <text:p>2017305601</text:p>
          </table:table-cell>
          <table:table-cell office:value-type="string" calcext:value-type="string">
            <text:p>Morgana Luiz de Oliveir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017322371" calcext:value-type="float">
            <text:p>2017322371</text:p>
          </table:table-cell>
          <table:table-cell table:style-name="ce31" office:value-type="string" calcext:value-type="string">
            <text:p>Oberdan Moreira Felipe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615" calcext:value-type="float">
            <text:p>2017312615</text:p>
          </table:table-cell>
          <table:table-cell office:value-type="string" calcext:value-type="string">
            <text:p>Pedro Santos Teixeir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639" calcext:value-type="float">
            <text:p>2017310639</text:p>
          </table:table-cell>
          <table:table-cell office:value-type="string" calcext:value-type="string">
            <text:p>Rebéca Maria Sarmento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791" calcext:value-type="float">
            <text:p>2017310791</text:p>
          </table:table-cell>
          <table:table-cell office:value-type="string" calcext:value-type="string">
            <text:p>Renan Carlos Rozin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135" calcext:value-type="float">
            <text:p>2017311135</text:p>
          </table:table-cell>
          <table:table-cell office:value-type="string" calcext:value-type="string">
            <text:p>Ruan Gustavo Marcolino Rankel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700" calcext:value-type="float">
            <text:p>2017310700</text:p>
          </table:table-cell>
          <table:table-cell office:value-type="string" calcext:value-type="string">
            <text:p>Samara Caroline Andrade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6300290" calcext:value-type="float">
            <text:p>2016300290</text:p>
          </table:table-cell>
          <table:table-cell table:style-name="ce35" office:value-type="string" calcext:value-type="string">
            <text:p>Vítor Sorgetz da Silva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989" calcext:value-type="float">
            <text:p>2017310989</text:p>
          </table:table-cell>
          <table:table-cell office:value-type="string" calcext:value-type="string">
            <text:p>Welliton Vieira Machado</text:p>
          </table:table-cell>
          <table:table-cell office:value-type="string" calcext:value-type="string">
            <text:p>2Agr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5300393" calcext:value-type="float">
            <text:p>2015300393</text:p>
          </table:table-cell>
          <table:table-cell table:style-name="ce37" office:value-type="string" calcext:value-type="string">
            <text:p>Amanda Cristhyne Senderski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6300674" calcext:value-type="float">
            <text:p>2016300674</text:p>
          </table:table-cell>
          <table:table-cell table:style-name="ce36" office:value-type="string" calcext:value-type="string">
            <text:p>Angelo Antonio Cerchiari Vieir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6300683" calcext:value-type="float">
            <text:p>2016300683</text:p>
          </table:table-cell>
          <table:table-cell table:style-name="ce36" office:value-type="string" calcext:value-type="string">
            <text:p>Anisio Sofiatti Neto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0" office:value-type="float" office:value="2016300692" calcext:value-type="float">
            <text:p>2016300692</text:p>
          </table:table-cell>
          <table:table-cell table:style-name="ce36" office:value-type="string" calcext:value-type="string">
            <text:p>Antonio Luiz Faruk de Souz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6300709" calcext:value-type="float">
            <text:p>2016300709</text:p>
          </table:table-cell>
          <table:table-cell table:style-name="ce36" office:value-type="string" calcext:value-type="string">
            <text:p>Eduarda Boroski 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6300718" calcext:value-type="float">
            <text:p>2016300718</text:p>
          </table:table-cell>
          <table:table-cell table:style-name="ce36" office:value-type="string" calcext:value-type="string">
            <text:p>Eduardo Luis Alves de Jesus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5300400" calcext:value-type="float">
            <text:p>2015300400</text:p>
          </table:table-cell>
          <table:table-cell table:style-name="ce37" office:value-type="string" calcext:value-type="string">
            <text:p>Evelyn Garcia Carvalho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5300419" calcext:value-type="float">
            <text:p>2015300419</text:p>
          </table:table-cell>
          <table:table-cell table:style-name="ce37" office:value-type="string" calcext:value-type="string">
            <text:p>Fábio dos Santos da Silveir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2016300727" calcext:value-type="float">
            <text:p>2016300727</text:p>
          </table:table-cell>
          <table:table-cell table:style-name="ce35" office:value-type="string" calcext:value-type="string">
            <text:p>Gabriel Burg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736" calcext:value-type="float">
            <text:p>2016300736</text:p>
          </table:table-cell>
          <table:table-cell table:style-name="ce36" office:value-type="string" calcext:value-type="string">
            <text:p>Gabriela Borges dos Santos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745" calcext:value-type="float">
            <text:p>2016300745</text:p>
          </table:table-cell>
          <table:table-cell table:style-name="ce36" office:value-type="string" calcext:value-type="string">
            <text:p>Gerson Baiyer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754" calcext:value-type="float">
            <text:p>2016300754</text:p>
          </table:table-cell>
          <table:table-cell table:style-name="ce36" office:value-type="string" calcext:value-type="string">
            <text:p>Graziélle Elias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763" calcext:value-type="float">
            <text:p>2016300763</text:p>
          </table:table-cell>
          <table:table-cell table:style-name="ce36" office:value-type="string" calcext:value-type="string">
            <text:p>Guilherme Neitzel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9" office:value-type="float" office:value="2015300437" calcext:value-type="float">
            <text:p>2015300437</text:p>
          </table:table-cell>
          <table:table-cell table:style-name="ce36" office:value-type="string" calcext:value-type="string">
            <text:p>Isabela Leopoldo de Lim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772" calcext:value-type="float">
            <text:p>2016300772</text:p>
          </table:table-cell>
          <table:table-cell table:style-name="ce36" office:value-type="string" calcext:value-type="string">
            <text:p>Jessica Luiza Tavares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781" calcext:value-type="float">
            <text:p>2016300781</text:p>
          </table:table-cell>
          <table:table-cell table:style-name="ce36" office:value-type="string" calcext:value-type="string">
            <text:p>João Antonio Silvano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790" calcext:value-type="float">
            <text:p>2016300790</text:p>
          </table:table-cell>
          <table:table-cell table:style-name="ce36" office:value-type="string" calcext:value-type="string">
            <text:p>João Gabriel da Silv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8" office:value-type="float" office:value="2016300807" calcext:value-type="float">
            <text:p>2016300807</text:p>
          </table:table-cell>
          <table:table-cell table:style-name="ce35" office:value-type="string" calcext:value-type="string">
            <text:p>Julia Delmonego Hess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816" calcext:value-type="float">
            <text:p>2016300816</text:p>
          </table:table-cell>
          <table:table-cell table:style-name="ce36" office:value-type="string" calcext:value-type="string">
            <text:p>Julia Tavares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825" calcext:value-type="float">
            <text:p>2016300825</text:p>
          </table:table-cell>
          <table:table-cell table:style-name="ce36" office:value-type="string" calcext:value-type="string">
            <text:p>Laís Becker Barbosa Lim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834" calcext:value-type="float">
            <text:p>2016300834</text:p>
          </table:table-cell>
          <table:table-cell table:style-name="ce36" office:value-type="string" calcext:value-type="string">
            <text:p>Lucas Lehm Oliare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843" calcext:value-type="float">
            <text:p>2016300843</text:p>
          </table:table-cell>
          <table:table-cell table:style-name="ce36" office:value-type="string" calcext:value-type="string">
            <text:p>Luiz Colzani Neto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852" calcext:value-type="float">
            <text:p>2016300852</text:p>
          </table:table-cell>
          <table:table-cell table:style-name="ce36" office:value-type="string" calcext:value-type="string">
            <text:p>Maiara Kipfer Ximendes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861" calcext:value-type="float">
            <text:p>2016300861</text:p>
          </table:table-cell>
          <table:table-cell table:style-name="ce36" office:value-type="string" calcext:value-type="string">
            <text:p>Marcus Vinicius de Souza Pereir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870" calcext:value-type="float">
            <text:p>2016300870</text:p>
          </table:table-cell>
          <table:table-cell table:style-name="ce36" office:value-type="string" calcext:value-type="string">
            <text:p>Maria Eduarda Löffler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880" calcext:value-type="float">
            <text:p>2016300880</text:p>
          </table:table-cell>
          <table:table-cell table:style-name="ce36" office:value-type="string" calcext:value-type="string">
            <text:p>Maria Eduarda Vieir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1" office:value-type="float" office:value="2016300899" calcext:value-type="float">
            <text:p>2016300899</text:p>
          </table:table-cell>
          <table:table-cell table:style-name="ce35" office:value-type="string" calcext:value-type="string">
            <text:p>Maria Rita Kupicki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905" calcext:value-type="float">
            <text:p>2016300905</text:p>
          </table:table-cell>
          <table:table-cell table:style-name="ce36" office:value-type="string" calcext:value-type="string">
            <text:p>Maria Vitória Santos de Almeid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923" calcext:value-type="float">
            <text:p>2016300923</text:p>
          </table:table-cell>
          <table:table-cell table:style-name="ce36" office:value-type="string" calcext:value-type="string">
            <text:p>Mariana Eduarda Nemer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2" office:value-type="float" office:value="2016300932" calcext:value-type="float">
            <text:p>2016300932</text:p>
          </table:table-cell>
          <table:table-cell table:style-name="ce38" office:value-type="string" calcext:value-type="string">
            <text:p>Poliana Kopitski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941" calcext:value-type="float">
            <text:p>2016300941</text:p>
          </table:table-cell>
          <table:table-cell table:style-name="ce37" office:value-type="string" calcext:value-type="string">
            <text:p>Sabrina de Mello de Vargas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950" calcext:value-type="float">
            <text:p>2016300950</text:p>
          </table:table-cell>
          <table:table-cell table:style-name="ce36" office:value-type="string" calcext:value-type="string">
            <text:p>Sarah Elizabeth Borba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6300960" calcext:value-type="float">
            <text:p>2016300960</text:p>
          </table:table-cell>
          <table:table-cell table:style-name="ce36" office:value-type="string" calcext:value-type="string">
            <text:p>Tainá Costa Pacheco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1" office:value-type="float" office:value="2016300988" calcext:value-type="float">
            <text:p>2016300988</text:p>
          </table:table-cell>
          <table:table-cell table:style-name="ce35" office:value-type="string" calcext:value-type="string">
            <text:p>Vilmar Braz Junior</text:p>
          </table:table-cell>
          <table:table-cell office:value-type="string" calcext:value-type="string">
            <text:p>3Agr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063" calcext:value-type="float">
            <text:p>2016301063</text:p>
          </table:table-cell>
          <table:table-cell table:style-name="ce37" office:value-type="string" calcext:value-type="string">
            <text:p>Amanda Cristina Cunha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072" calcext:value-type="float">
            <text:p>2016301072</text:p>
          </table:table-cell>
          <table:table-cell table:style-name="ce37" office:value-type="string" calcext:value-type="string">
            <text:p>Ana Carolina dos Santos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081" calcext:value-type="float">
            <text:p>2016301081</text:p>
          </table:table-cell>
          <table:table-cell table:style-name="ce37" office:value-type="string" calcext:value-type="string">
            <text:p>Ana Luiza Luedke Barboza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090" calcext:value-type="float">
            <text:p>2016301090</text:p>
          </table:table-cell>
          <table:table-cell table:style-name="ce37" office:value-type="string" calcext:value-type="string">
            <text:p>Anderson Dalfovo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07" calcext:value-type="float">
            <text:p>2016301107</text:p>
          </table:table-cell>
          <table:table-cell table:style-name="ce37" office:value-type="string" calcext:value-type="string">
            <text:p>Antonio Henrique Gonçalves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16" calcext:value-type="float">
            <text:p>2016301116</text:p>
          </table:table-cell>
          <table:table-cell table:style-name="ce37" office:value-type="string" calcext:value-type="string">
            <text:p>Brenda Warmeling Poffo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25" calcext:value-type="float">
            <text:p>2016301125</text:p>
          </table:table-cell>
          <table:table-cell table:style-name="ce37" office:value-type="string" calcext:value-type="string">
            <text:p>Bruna Zimmermann Luiz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34" calcext:value-type="float">
            <text:p>2016301134</text:p>
          </table:table-cell>
          <table:table-cell table:style-name="ce37" office:value-type="string" calcext:value-type="string">
            <text:p>Gabriel Decker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43" calcext:value-type="float">
            <text:p>2016301143</text:p>
          </table:table-cell>
          <table:table-cell table:style-name="ce37" office:value-type="string" calcext:value-type="string">
            <text:p>Gabriel dos Santos Torres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52" calcext:value-type="float">
            <text:p>2016301152</text:p>
          </table:table-cell>
          <table:table-cell table:style-name="ce37" office:value-type="string" calcext:value-type="string">
            <text:p>Geferson Bueno dos Santos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61" calcext:value-type="float">
            <text:p>2016301161</text:p>
          </table:table-cell>
          <table:table-cell table:style-name="ce37" office:value-type="string" calcext:value-type="string">
            <text:p>Gustavo dos Santos Torres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70" calcext:value-type="float">
            <text:p>2016301170</text:p>
          </table:table-cell>
          <table:table-cell table:style-name="ce37" office:value-type="string" calcext:value-type="string">
            <text:p>Igor Pfundner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80" calcext:value-type="float">
            <text:p>2016301180</text:p>
          </table:table-cell>
          <table:table-cell table:style-name="ce37" office:value-type="string" calcext:value-type="string">
            <text:p>Jefrey Allan Heinrich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199" calcext:value-type="float">
            <text:p>2016301199</text:p>
          </table:table-cell>
          <table:table-cell table:style-name="ce37" office:value-type="string" calcext:value-type="string">
            <text:p>Jéssica Parrado Wulf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205" calcext:value-type="float">
            <text:p>2016301205</text:p>
          </table:table-cell>
          <table:table-cell table:style-name="ce37" office:value-type="string" calcext:value-type="string">
            <text:p>Larissa Nicole de Oliveira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473" calcext:value-type="float">
            <text:p>2015300473</text:p>
          </table:table-cell>
          <table:table-cell table:style-name="ce37" office:value-type="string" calcext:value-type="string">
            <text:p>Leonardo Gonçalves de Souza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214" calcext:value-type="float">
            <text:p>2016301214</text:p>
          </table:table-cell>
          <table:table-cell table:style-name="ce37" office:value-type="string" calcext:value-type="string">
            <text:p>Letícia Graudin Moreno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223" calcext:value-type="float">
            <text:p>2016301223</text:p>
          </table:table-cell>
          <table:table-cell table:style-name="ce37" office:value-type="string" calcext:value-type="string">
            <text:p>Luan Marcel Weber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232" calcext:value-type="float">
            <text:p>2016301232</text:p>
          </table:table-cell>
          <table:table-cell table:style-name="ce37" office:value-type="string" calcext:value-type="string">
            <text:p>Luana Cristina Stefanes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4" office:value-type="float" office:value="2016301241" calcext:value-type="float">
            <text:p>2016301241</text:p>
          </table:table-cell>
          <table:table-cell table:style-name="ce38" office:value-type="string" calcext:value-type="string">
            <text:p>Mateus de Souza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250" calcext:value-type="float">
            <text:p>2016301250</text:p>
          </table:table-cell>
          <table:table-cell table:style-name="ce37" office:value-type="string" calcext:value-type="string">
            <text:p>Nathalia Isabela Corrente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260" calcext:value-type="float">
            <text:p>2016301260</text:p>
          </table:table-cell>
          <table:table-cell table:style-name="ce37" office:value-type="string" calcext:value-type="string">
            <text:p>Poliana Carolina Pereira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279" calcext:value-type="float">
            <text:p>2016301279</text:p>
          </table:table-cell>
          <table:table-cell table:style-name="ce37" office:value-type="string" calcext:value-type="string">
            <text:p>Steffani da Luz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288" calcext:value-type="float">
            <text:p>2016301288</text:p>
          </table:table-cell>
          <table:table-cell table:style-name="ce37" office:value-type="string" calcext:value-type="string">
            <text:p>Vitória Gregianin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297" calcext:value-type="float">
            <text:p>2016301297</text:p>
          </table:table-cell>
          <table:table-cell table:style-name="ce37" office:value-type="string" calcext:value-type="string">
            <text:p>Yasmin Juliana Kosmann Fritz</text:p>
          </table:table-cell>
          <table:table-cell office:value-type="string" calcext:value-type="string">
            <text:p>3Agr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303" calcext:value-type="float">
            <text:p>2016301303</text:p>
          </table:table-cell>
          <table:table-cell office:value-type="string" calcext:value-type="string">
            <text:p>Ana Livia Hille Alves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312" calcext:value-type="float">
            <text:p>2016301312</text:p>
          </table:table-cell>
          <table:table-cell office:value-type="string" calcext:value-type="string">
            <text:p>Bárbara Carine da Silva Pinto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321" calcext:value-type="float">
            <text:p>2016301321</text:p>
          </table:table-cell>
          <table:table-cell office:value-type="string" calcext:value-type="string">
            <text:p>Carlos Daniel Salvador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330" calcext:value-type="float">
            <text:p>2016301330</text:p>
          </table:table-cell>
          <table:table-cell office:value-type="string" calcext:value-type="string">
            <text:p>Cleiton Gustavo Vargas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6301340" calcext:value-type="float">
            <text:p>2016301340</text:p>
          </table:table-cell>
          <table:table-cell office:value-type="string" calcext:value-type="string">
            <text:p>Daiane de Oliveir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359" calcext:value-type="float">
            <text:p>2016301359</text:p>
          </table:table-cell>
          <table:table-cell office:value-type="string" calcext:value-type="string">
            <text:p>Daniéli Broilo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5" office:value-type="float" office:value="2016301368" calcext:value-type="float">
            <text:p>2016301368</text:p>
          </table:table-cell>
          <table:table-cell office:value-type="string" calcext:value-type="string">
            <text:p>Elizabete Camargo da Roch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300482" calcext:value-type="float">
            <text:p>2015300482</text:p>
          </table:table-cell>
          <table:table-cell office:value-type="string" calcext:value-type="string">
            <text:p>Emanuel de Almeida Teixeir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377" calcext:value-type="float">
            <text:p>2016301377</text:p>
          </table:table-cell>
          <table:table-cell office:value-type="string" calcext:value-type="string">
            <text:p>Érika Paciello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4300085" calcext:value-type="float">
            <text:p>2014300085</text:p>
          </table:table-cell>
          <table:table-cell table:style-name="ce38" office:value-type="string" calcext:value-type="string">
            <text:p>Fabiula Iracema Kühl de Freitas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386" calcext:value-type="float">
            <text:p>2016301386</text:p>
          </table:table-cell>
          <table:table-cell office:value-type="string" calcext:value-type="string">
            <text:p>Gabrielle Cristine de Oliveir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395" calcext:value-type="float">
            <text:p>2016301395</text:p>
          </table:table-cell>
          <table:table-cell office:value-type="string" calcext:value-type="string">
            <text:p>Gabrielly Clemente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401" calcext:value-type="float">
            <text:p>2016301401</text:p>
          </table:table-cell>
          <table:table-cell office:value-type="string" calcext:value-type="string">
            <text:p>Geovana Fagundes de Almeid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428" calcext:value-type="float">
            <text:p>2015300428</text:p>
          </table:table-cell>
          <table:table-cell table:style-name="ce37" office:value-type="string" calcext:value-type="string">
            <text:p>Graziane Machado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410" calcext:value-type="float">
            <text:p>2016301410</text:p>
          </table:table-cell>
          <table:table-cell office:value-type="string" calcext:value-type="string">
            <text:p>Isabelli Fernandes de Lim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420" calcext:value-type="float">
            <text:p>2016301420</text:p>
          </table:table-cell>
          <table:table-cell office:value-type="string" calcext:value-type="string">
            <text:p>Júlia Bez Batti Vian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439" calcext:value-type="float">
            <text:p>2016301439</text:p>
          </table:table-cell>
          <table:table-cell office:value-type="string" calcext:value-type="string">
            <text:p>Julia Bloemer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float" office:value="2016301448" calcext:value-type="float">
            <text:p>2016301448</text:p>
          </table:table-cell>
          <table:table-cell table:style-name="ce39" office:value-type="string" calcext:value-type="string">
            <text:p>Juliana Rócio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457" calcext:value-type="float">
            <text:p>2016301457</text:p>
          </table:table-cell>
          <table:table-cell office:value-type="string" calcext:value-type="string">
            <text:p>Karina da Costa Cidral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466" calcext:value-type="float">
            <text:p>2016301466</text:p>
          </table:table-cell>
          <table:table-cell office:value-type="string" calcext:value-type="string">
            <text:p>Kauan Felipe Ivanchuk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6301475" calcext:value-type="float">
            <text:p>2016301475</text:p>
          </table:table-cell>
          <table:table-cell office:value-type="string" calcext:value-type="string">
            <text:p>Marielle Ponath Scheple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300491" calcext:value-type="float">
            <text:p>2015300491</text:p>
          </table:table-cell>
          <table:table-cell office:value-type="string" calcext:value-type="string">
            <text:p>Milena Cristina da Mai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 office:value-type="float" office:value="2015300508" calcext:value-type="float">
            <text:p>2015300508</text:p>
          </table:table-cell>
          <table:table-cell table:style-name="ce36" office:value-type="string" calcext:value-type="string">
            <text:p>Raul Carlos Camargo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5300517" calcext:value-type="float">
            <text:p>2015300517</text:p>
          </table:table-cell>
          <table:table-cell office:value-type="string" calcext:value-type="string">
            <text:p>Rogério Luiz de Oliveir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484" calcext:value-type="float">
            <text:p>2016301484</text:p>
          </table:table-cell>
          <table:table-cell office:value-type="string" calcext:value-type="string">
            <text:p>Rúbia Soares Duarte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0" office:value-type="float" office:value="2016301493" calcext:value-type="float">
            <text:p>2016301493</text:p>
          </table:table-cell>
          <table:table-cell table:style-name="ce38" office:value-type="string" calcext:value-type="string">
            <text:p>Talita Maiara Watzko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500" calcext:value-type="float">
            <text:p>2016301500</text:p>
          </table:table-cell>
          <table:table-cell office:value-type="string" calcext:value-type="string">
            <text:p>Thayane Cristina de Braga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535" calcext:value-type="float">
            <text:p>2015300535</text:p>
          </table:table-cell>
          <table:table-cell table:style-name="ce37" office:value-type="string" calcext:value-type="string">
            <text:p>Víctor dos Anjos Soares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6301519" calcext:value-type="float">
            <text:p>2016301519</text:p>
          </table:table-cell>
          <table:table-cell office:value-type="string" calcext:value-type="string">
            <text:p>Vitória Maria da Conceição Maxiniano</text:p>
          </table:table-cell>
          <table:table-cell office:value-type="string" calcext:value-type="string">
            <text:p>3Agr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863" calcext:value-type="float">
            <text:p>2018315863</text:p>
          </table:table-cell>
          <table:table-cell office:value-type="string" calcext:value-type="string">
            <text:p>Amanda Miranda De Moraes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573" calcext:value-type="float">
            <text:p>2018308573</text:p>
          </table:table-cell>
          <table:table-cell office:value-type="string" calcext:value-type="string">
            <text:p>Amaro Cunha Miguel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034" calcext:value-type="float">
            <text:p>2018310034</text:p>
          </table:table-cell>
          <table:table-cell office:value-type="string" calcext:value-type="string">
            <text:p>Ana Clara Valentim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9791" calcext:value-type="float">
            <text:p>2018319791</text:p>
          </table:table-cell>
          <table:table-cell office:value-type="string" calcext:value-type="string">
            <text:p>Ana Mileny de Souza Félix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287" calcext:value-type="float">
            <text:p>2018317287</text:p>
          </table:table-cell>
          <table:table-cell office:value-type="string" calcext:value-type="string">
            <text:p>Ana Paula Selhorst Vieira 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092" calcext:value-type="float">
            <text:p>2018316092</text:p>
          </table:table-cell>
          <table:table-cell office:value-type="string" calcext:value-type="string">
            <text:p>André Luiz Betti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112" calcext:value-type="float">
            <text:p>2018318112</text:p>
          </table:table-cell>
          <table:table-cell office:value-type="string" calcext:value-type="string">
            <text:p>Carolina Rhuana Pontes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115" calcext:value-type="float">
            <text:p>2018317115</text:p>
          </table:table-cell>
          <table:table-cell office:value-type="string" calcext:value-type="string">
            <text:p>Cassia Thayssa Serafim 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3209" calcext:value-type="float">
            <text:p>2018303209</text:p>
          </table:table-cell>
          <table:table-cell office:value-type="string" calcext:value-type="string">
            <text:p>Cristian Prochnow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float" office:value="2018313410" calcext:value-type="float">
            <text:p>2018313410</text:p>
          </table:table-cell>
          <table:table-cell table:style-name="ce40" office:value-type="string" calcext:value-type="string">
            <text:p>Eduardo Onofre 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float" office:value="2018318909" calcext:value-type="float">
            <text:p>2018318909</text:p>
          </table:table-cell>
          <table:table-cell table:style-name="ce40" office:value-type="string" calcext:value-type="string">
            <text:p>Erisson Campos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106" calcext:value-type="float">
            <text:p>2018317106</text:p>
          </table:table-cell>
          <table:table-cell office:value-type="string" calcext:value-type="string">
            <text:p>Esdras de Alencar Pinto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230" calcext:value-type="float">
            <text:p>2018310230</text:p>
          </table:table-cell>
          <table:table-cell office:value-type="string" calcext:value-type="string">
            <text:p>Felipe Batista Simas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682" calcext:value-type="float">
            <text:p>2018316682</text:p>
          </table:table-cell>
          <table:table-cell office:value-type="string" calcext:value-type="string">
            <text:p>Giliardi Higor Dias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466" calcext:value-type="float">
            <text:p>2018308466</text:p>
          </table:table-cell>
          <table:table-cell office:value-type="string" calcext:value-type="string">
            <text:p>Guilherme Ribeiro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809" calcext:value-type="float">
            <text:p>2018315809</text:p>
          </table:table-cell>
          <table:table-cell office:value-type="string" calcext:value-type="string">
            <text:p>Gustavo Mueller <text:s/>Keiser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847" calcext:value-type="float">
            <text:p>2018318847</text:p>
          </table:table-cell>
          <table:table-cell office:value-type="string" calcext:value-type="string">
            <text:p>Igor Juan Ferreira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651" calcext:value-type="float">
            <text:p>2018310651</text:p>
          </table:table-cell>
          <table:table-cell office:value-type="string" calcext:value-type="string">
            <text:p>Iuri Souza Fernandes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740" calcext:value-type="float">
            <text:p>2018310740</text:p>
          </table:table-cell>
          <table:table-cell office:value-type="string" calcext:value-type="string">
            <text:p>Joseph Henrique De Lara Barreto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float" office:value="2018310508" calcext:value-type="float">
            <text:p>2018310508</text:p>
          </table:table-cell>
          <table:table-cell table:style-name="ce40" office:value-type="string" calcext:value-type="string">
            <text:p>Larissa Askel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787" calcext:value-type="float">
            <text:p>2018310787</text:p>
          </table:table-cell>
          <table:table-cell office:value-type="string" calcext:value-type="string">
            <text:p>Leonardo Fransoze Soriani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float" office:value="2018310894" calcext:value-type="float">
            <text:p>2018310894</text:p>
          </table:table-cell>
          <table:table-cell table:style-name="ce40" office:value-type="string" calcext:value-type="string">
            <text:p>Leticia Silva Budal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236" calcext:value-type="float">
            <text:p>2018310236</text:p>
          </table:table-cell>
          <table:table-cell office:value-type="string" calcext:value-type="string">
            <text:p>Luan Victor Correa Machado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7322611" calcext:value-type="float">
            <text:p>2017322611</text:p>
          </table:table-cell>
          <table:table-cell table:style-name="ce37" office:value-type="string" calcext:value-type="string">
            <text:p>Lucas Alves Bessa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float" office:value="2018314356" calcext:value-type="float">
            <text:p>2018314356</text:p>
          </table:table-cell>
          <table:table-cell table:style-name="ce40" office:value-type="string" calcext:value-type="string">
            <text:p>Lucas Batista Simas 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722" calcext:value-type="float">
            <text:p>2018310722</text:p>
          </table:table-cell>
          <table:table-cell office:value-type="string" calcext:value-type="string">
            <text:p>Lucas Crescencio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22139" calcext:value-type="float">
            <text:p>2017322139</text:p>
          </table:table-cell>
          <table:table-cell office:value-type="string" calcext:value-type="string">
            <text:p>Lucas Matheus Weber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802" calcext:value-type="float">
            <text:p>2018310802</text:p>
          </table:table-cell>
          <table:table-cell office:value-type="string" calcext:value-type="string">
            <text:p>Lucas Viana 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105" calcext:value-type="float">
            <text:p>2018310105</text:p>
          </table:table-cell>
          <table:table-cell office:value-type="string" calcext:value-type="string">
            <text:p>Maria Eduarda Da Silva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float" office:value="2018310437" calcext:value-type="float">
            <text:p>2018310437</text:p>
          </table:table-cell>
          <table:table-cell table:style-name="ce40" office:value-type="string" calcext:value-type="string">
            <text:p>Maria Eduarda De Fátima Silveira De Souza Bauer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974" calcext:value-type="float">
            <text:p>2018310974</text:p>
          </table:table-cell>
          <table:table-cell office:value-type="string" calcext:value-type="string">
            <text:p>Matheus Vinícius Miranda Braz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277" calcext:value-type="float">
            <text:p>2018310277</text:p>
          </table:table-cell>
          <table:table-cell office:value-type="string" calcext:value-type="string">
            <text:p>Maysa Eduarda Machado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170" calcext:value-type="float">
            <text:p>2018308170</text:p>
          </table:table-cell>
          <table:table-cell office:value-type="string" calcext:value-type="string">
            <text:p>Nicole Gabriele Gomes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197" calcext:value-type="float">
            <text:p>2018310197</text:p>
          </table:table-cell>
          <table:table-cell office:value-type="string" calcext:value-type="string">
            <text:p>Othavio Augusto Martello Souza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090" calcext:value-type="float">
            <text:p>2018317090</text:p>
          </table:table-cell>
          <table:table-cell office:value-type="string" calcext:value-type="string">
            <text:p>Thiago Mosca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348" calcext:value-type="float">
            <text:p>2018310348</text:p>
          </table:table-cell>
          <table:table-cell office:value-type="string" calcext:value-type="string">
            <text:p>Victor Hugo Schmidt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838" calcext:value-type="float">
            <text:p>2018318838</text:p>
          </table:table-cell>
          <table:table-cell office:value-type="string" calcext:value-type="string">
            <text:p>Vinícius Gabriel Domaszak Maia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825" calcext:value-type="float">
            <text:p>2017309825</text:p>
          </table:table-cell>
          <table:table-cell office:value-type="string" calcext:value-type="string">
            <text:p>Wesley Antunes Negretti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074" calcext:value-type="float">
            <text:p>2018316074</text:p>
          </table:table-cell>
          <table:table-cell office:value-type="string" calcext:value-type="string">
            <text:p>Yasmin Devegili</text:p>
          </table:table-cell>
          <table:table-cell office:value-type="string" calcext:value-type="string">
            <text:p>1InfoI1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145" calcext:value-type="float">
            <text:p>2018316145</text:p>
          </table:table-cell>
          <table:table-cell office:value-type="string" calcext:value-type="string">
            <text:p>Alexandre Henrik Santos Monteiro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float" office:value="2018318800" calcext:value-type="float">
            <text:p>2018318800</text:p>
          </table:table-cell>
          <table:table-cell table:style-name="ce40" office:value-type="string" calcext:value-type="string">
            <text:p>Aline Luiza de Araújo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3377" calcext:value-type="float">
            <text:p>2018313377</text:p>
          </table:table-cell>
          <table:table-cell office:value-type="string" calcext:value-type="string">
            <text:p>Anderson Schmoeller Marcolino 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9703" calcext:value-type="float">
            <text:p>2018309703</text:p>
          </table:table-cell>
          <table:table-cell office:value-type="string" calcext:value-type="string">
            <text:p>Breno Rezende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455" calcext:value-type="float">
            <text:p>2018310455</text:p>
          </table:table-cell>
          <table:table-cell office:value-type="string" calcext:value-type="string">
            <text:p>Caroline Bertelli De Mello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9361" calcext:value-type="float">
            <text:p>2018319361</text:p>
          </table:table-cell>
          <table:table-cell office:value-type="string" calcext:value-type="string">
            <text:p>Cleiton Cesar Olszevski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061" calcext:value-type="float">
            <text:p>2018310061</text:p>
          </table:table-cell>
          <table:table-cell office:value-type="string" calcext:value-type="string">
            <text:p>Fernanda Isabelle De Moura Voigt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159" calcext:value-type="float">
            <text:p>2018318159</text:p>
          </table:table-cell>
          <table:table-cell office:value-type="string" calcext:value-type="string">
            <text:p>Gabriel de França dos Santos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181" calcext:value-type="float">
            <text:p>2018316181</text:p>
          </table:table-cell>
          <table:table-cell office:value-type="string" calcext:value-type="string">
            <text:p>Gabrielli Leticia Pereira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20101" calcext:value-type="float">
            <text:p>2018320101</text:p>
          </table:table-cell>
          <table:table-cell office:value-type="string" calcext:value-type="string">
            <text:p>Giovanna de Moraes Lopes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555" calcext:value-type="float">
            <text:p>2018308555</text:p>
          </table:table-cell>
          <table:table-cell office:value-type="string" calcext:value-type="string">
            <text:p>Guilherme Otto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473" calcext:value-type="float">
            <text:p>2018310473</text:p>
          </table:table-cell>
          <table:table-cell office:value-type="string" calcext:value-type="string">
            <text:p>Gustavo Bruggmann Saturno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829" calcext:value-type="float">
            <text:p>2018318829</text:p>
          </table:table-cell>
          <table:table-cell office:value-type="string" calcext:value-type="string">
            <text:p>Larissa Laffin Machado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544" calcext:value-type="float">
            <text:p>2018310544</text:p>
          </table:table-cell>
          <table:table-cell office:value-type="string" calcext:value-type="string">
            <text:p>Laura Regis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9884" calcext:value-type="float">
            <text:p>2018309884</text:p>
          </table:table-cell>
          <table:table-cell office:value-type="string" calcext:value-type="string">
            <text:p>Leonardo Macedo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163" calcext:value-type="float">
            <text:p>2018316163</text:p>
          </table:table-cell>
          <table:table-cell office:value-type="string" calcext:value-type="string">
            <text:p>Letícia Nürnberg Maria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182" calcext:value-type="float">
            <text:p>2017309182</text:p>
          </table:table-cell>
          <table:table-cell office:value-type="string" calcext:value-type="string">
            <text:p>Lucas Gabriel Mira Alves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123" calcext:value-type="float">
            <text:p>2018310123</text:p>
          </table:table-cell>
          <table:table-cell office:value-type="string" calcext:value-type="string">
            <text:p>Marcela Schmitz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330" calcext:value-type="float">
            <text:p>2018317330</text:p>
          </table:table-cell>
          <table:table-cell office:value-type="string" calcext:value-type="string">
            <text:p>Maria Fernanda Poleza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938" calcext:value-type="float">
            <text:p>2018310938</text:p>
          </table:table-cell>
          <table:table-cell office:value-type="string" calcext:value-type="string">
            <text:p>Mariana Micheluzzi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259" calcext:value-type="float">
            <text:p>2018310259</text:p>
          </table:table-cell>
          <table:table-cell office:value-type="string" calcext:value-type="string">
            <text:p>Mateus Roberto Prehn 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22939" calcext:value-type="float">
            <text:p>2018322939</text:p>
          </table:table-cell>
          <table:table-cell table:style-name="ce28" office:value-type="string" calcext:value-type="string">
            <text:p>Matheus Amaro Maciel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140" calcext:value-type="float">
            <text:p>2018314140</text:p>
          </table:table-cell>
          <table:table-cell office:value-type="string" calcext:value-type="string">
            <text:p>Matheus Felipe Dos Santos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311" calcext:value-type="float">
            <text:p>2018317311</text:p>
          </table:table-cell>
          <table:table-cell office:value-type="string" calcext:value-type="string">
            <text:p>Matheus Gattis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992" calcext:value-type="float">
            <text:p>2018310992</text:p>
          </table:table-cell>
          <table:table-cell office:value-type="string" calcext:value-type="string">
            <text:p>Matheus Ogrodnik Barbosa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765" calcext:value-type="float">
            <text:p>2018315765</text:p>
          </table:table-cell>
          <table:table-cell office:value-type="string" calcext:value-type="string">
            <text:p>Mosias Henrique Ferreira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150" calcext:value-type="float">
            <text:p>2018310150</text:p>
          </table:table-cell>
          <table:table-cell office:value-type="string" calcext:value-type="string">
            <text:p>Murilo Vinicius Correa Da Rosa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624" calcext:value-type="float">
            <text:p>2018310624</text:p>
          </table:table-cell>
          <table:table-cell office:value-type="string" calcext:value-type="string">
            <text:p>Olacir Furtado Filho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339" calcext:value-type="float">
            <text:p>2018310339</text:p>
          </table:table-cell>
          <table:table-cell office:value-type="string" calcext:value-type="string">
            <text:p>Osmair Antonio Cercal Junior 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268" calcext:value-type="float">
            <text:p>2018310268</text:p>
          </table:table-cell>
          <table:table-cell office:value-type="string" calcext:value-type="string">
            <text:p>Paula Vitoria Cidral Maia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591" calcext:value-type="float">
            <text:p>2018308591</text:p>
          </table:table-cell>
          <table:table-cell office:value-type="string" calcext:value-type="string">
            <text:p>Théo Athaide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664" calcext:value-type="float">
            <text:p>2018316664</text:p>
          </table:table-cell>
          <table:table-cell office:value-type="string" calcext:value-type="string">
            <text:p>Thiago Henrique Hormann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845" calcext:value-type="float">
            <text:p>2018315845</text:p>
          </table:table-cell>
          <table:table-cell office:value-type="string" calcext:value-type="string">
            <text:p>Valter De Menezes Coelho Da Silva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9641" calcext:value-type="float">
            <text:p>2018309641</text:p>
          </table:table-cell>
          <table:table-cell office:value-type="string" calcext:value-type="string">
            <text:p>Victor Alcenio Martins Loh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20934" calcext:value-type="float">
            <text:p>2018320934</text:p>
          </table:table-cell>
          <table:table-cell office:value-type="string" calcext:value-type="string">
            <text:p>Victória Lenuza Carvalho de Freitas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140" calcext:value-type="float">
            <text:p>2018318140</text:p>
          </table:table-cell>
          <table:table-cell office:value-type="string" calcext:value-type="string">
            <text:p>Vitor do Nascimento</text:p>
          </table:table-cell>
          <table:table-cell office:value-type="string" calcext:value-type="string">
            <text:p>1InfoI2</text:p>
          </table:table-cell>
          <table:table-cell table:number-columns-repeated="4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934" calcext:value-type="float">
            <text:p>2018315934</text:p>
          </table:table-cell>
          <table:table-cell office:value-type="string" calcext:value-type="string">
            <text:p>Agatha Nisã Braz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580" calcext:value-type="float">
            <text:p>2018310580</text:p>
          </table:table-cell>
          <table:table-cell office:value-type="string" calcext:value-type="string">
            <text:p>Ana Paula Brush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301" calcext:value-type="float">
            <text:p>2018310301</text:p>
          </table:table-cell>
          <table:table-cell office:value-type="string" calcext:value-type="string">
            <text:p>Artur Faust Felipe 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865" calcext:value-type="float">
            <text:p>2018318865</text:p>
          </table:table-cell>
          <table:table-cell office:value-type="string" calcext:value-type="string">
            <text:p>Augusto Mafra Carvalh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113" calcext:value-type="float">
            <text:p>2018314113</text:p>
          </table:table-cell>
          <table:table-cell office:value-type="string" calcext:value-type="string">
            <text:p>Carlos Roberto Alves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435" calcext:value-type="float">
            <text:p>2018318435</text:p>
          </table:table-cell>
          <table:table-cell office:value-type="string" calcext:value-type="string">
            <text:p>Eduardo Henrique Schlickmann Felisbin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376" calcext:value-type="float">
            <text:p>2018317376</text:p>
          </table:table-cell>
          <table:table-cell office:value-type="string" calcext:value-type="string">
            <text:p>Eduardo Luiz Marmentini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203" calcext:value-type="float">
            <text:p>2018310203</text:p>
          </table:table-cell>
          <table:table-cell office:value-type="string" calcext:value-type="string">
            <text:p>Flavia Marcelino Teixeira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918" calcext:value-type="float">
            <text:p>2018318918</text:p>
          </table:table-cell>
          <table:table-cell office:value-type="string" calcext:value-type="string">
            <text:p>Gabriela Alberti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738" calcext:value-type="float">
            <text:p>2018315738</text:p>
          </table:table-cell>
          <table:table-cell office:value-type="string" calcext:value-type="string">
            <text:p>Gabriela Fogaça Brum 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6158" calcext:value-type="float">
            <text:p>2018306158</text:p>
          </table:table-cell>
          <table:table-cell office:value-type="string" calcext:value-type="string">
            <text:p>Gianluca Starke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9310" calcext:value-type="float">
            <text:p>2018309310</text:p>
          </table:table-cell>
          <table:table-cell office:value-type="string" calcext:value-type="string">
            <text:p>Guilherme Vogt De Oliveira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21145" calcext:value-type="float">
            <text:p>2018321145</text:p>
          </table:table-cell>
          <table:table-cell office:value-type="string" calcext:value-type="string">
            <text:p>Hellen Cristiny Loffi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956" calcext:value-type="float">
            <text:p>2018310956</text:p>
          </table:table-cell>
          <table:table-cell office:value-type="string" calcext:value-type="string">
            <text:p>Isadora Marutti Da Silva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141" calcext:value-type="float">
            <text:p>2018310141</text:p>
          </table:table-cell>
          <table:table-cell office:value-type="string" calcext:value-type="string">
            <text:p>Jeniffer Anacleto Pereira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9365" calcext:value-type="float">
            <text:p>2018309365</text:p>
          </table:table-cell>
          <table:table-cell office:value-type="string" calcext:value-type="string">
            <text:p>João Da Silva Net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168" calcext:value-type="float">
            <text:p>2018318168</text:p>
          </table:table-cell>
          <table:table-cell office:value-type="string" calcext:value-type="string">
            <text:p>João Victor Xavier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2" office:value-type="float" office:value="2018322741" calcext:value-type="float">
            <text:p>2018322741</text:p>
          </table:table-cell>
          <table:table-cell table:style-name="ce28" office:value-type="string" calcext:value-type="string">
            <text:p>João Vitor Coêlh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430" calcext:value-type="float">
            <text:p>2017311430</text:p>
          </table:table-cell>
          <table:table-cell office:value-type="string" calcext:value-type="string">
            <text:p>Luana Sabrina Moraes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493" calcext:value-type="float">
            <text:p>2018308493</text:p>
          </table:table-cell>
          <table:table-cell office:value-type="string" calcext:value-type="string">
            <text:p>Lucas Eduardo Vollmann Monteir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394" calcext:value-type="float">
            <text:p>2018317394</text:p>
          </table:table-cell>
          <table:table-cell office:value-type="string" calcext:value-type="string">
            <text:p>Lucas Ziemann Ferreira 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997" calcext:value-type="float">
            <text:p>2017309997</text:p>
          </table:table-cell>
          <table:table-cell office:value-type="string" calcext:value-type="string">
            <text:p>Marcelo Gabriel Santos Monteir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4267" calcext:value-type="float">
            <text:p>2018314267</text:p>
          </table:table-cell>
          <table:table-cell office:value-type="string" calcext:value-type="string">
            <text:p>Marcos Alexandre Soldati Quandt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9481" calcext:value-type="float">
            <text:p>2018309481</text:p>
          </table:table-cell>
          <table:table-cell office:value-type="string" calcext:value-type="string">
            <text:p>Marcus Vinícius Da Costa Gracian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240" calcext:value-type="float">
            <text:p>2018310240</text:p>
          </table:table-cell>
          <table:table-cell office:value-type="string" calcext:value-type="string">
            <text:p>Maria Eduarda Petrich Da Silva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3170" calcext:value-type="float">
            <text:p>2018313170</text:p>
          </table:table-cell>
          <table:table-cell office:value-type="string" calcext:value-type="string">
            <text:p>Marlon Azeved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580" calcext:value-type="float">
            <text:p>2017312580</text:p>
          </table:table-cell>
          <table:table-cell office:value-type="string" calcext:value-type="string">
            <text:p>Mateus de Jesus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212" calcext:value-type="float">
            <text:p>2018310212</text:p>
          </table:table-cell>
          <table:table-cell office:value-type="string" calcext:value-type="string">
            <text:p>Matheus Sodre Marcos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2017314923" calcext:value-type="float">
            <text:p>2017314923</text:p>
          </table:table-cell>
          <table:table-cell office:value-type="string" calcext:value-type="string">
            <text:p>Mauricio dos Santos Cardos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7941" calcext:value-type="float">
            <text:p>2018307941</text:p>
          </table:table-cell>
          <table:table-cell office:value-type="string" calcext:value-type="string">
            <text:p>Myllena Dias De Oliveira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428" calcext:value-type="float">
            <text:p>2018310428</text:p>
          </table:table-cell>
          <table:table-cell office:value-type="string" calcext:value-type="string">
            <text:p>Paulo Henrique De Araujo Costa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367" calcext:value-type="float">
            <text:p>2018317367</text:p>
          </table:table-cell>
          <table:table-cell office:value-type="string" calcext:value-type="string">
            <text:p>Pietra Bonfim Rezende 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385" calcext:value-type="float">
            <text:p>2018317385</text:p>
          </table:table-cell>
          <table:table-cell office:value-type="string" calcext:value-type="string">
            <text:p>Pietro Flemming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9409" calcext:value-type="float">
            <text:p>2018309409</text:p>
          </table:table-cell>
          <table:table-cell office:value-type="string" calcext:value-type="string">
            <text:p>Renan Silva Cardos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6185" calcext:value-type="float">
            <text:p>2018306185</text:p>
          </table:table-cell>
          <table:table-cell office:value-type="string" calcext:value-type="string">
            <text:p>Rodrigo Batista Pereira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9534" calcext:value-type="float">
            <text:p>2018309534</text:p>
          </table:table-cell>
          <table:table-cell office:value-type="string" calcext:value-type="string">
            <text:p>Victor Alexandre Scheller Ináci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038" calcext:value-type="float">
            <text:p>2018316038</text:p>
          </table:table-cell>
          <table:table-cell office:value-type="string" calcext:value-type="string">
            <text:p>Vinícius Garcia Uliano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118" calcext:value-type="float">
            <text:p>2018316118</text:p>
          </table:table-cell>
          <table:table-cell office:value-type="string" calcext:value-type="string">
            <text:p>Vívian Calegarim</text:p>
          </table:table-cell>
          <table:table-cell office:value-type="string" calcext:value-type="string">
            <text:p>1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479" calcext:value-type="float">
            <text:p>2017310479</text:p>
          </table:table-cell>
          <table:table-cell office:value-type="string" calcext:value-type="string">
            <text:p>André Felipe Fuck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398" calcext:value-type="float">
            <text:p>2017309398</text:p>
          </table:table-cell>
          <table:table-cell office:value-type="string" calcext:value-type="string">
            <text:p>André Luiz de Souza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6089" calcext:value-type="float">
            <text:p>2017316089</text:p>
          </table:table-cell>
          <table:table-cell office:value-type="string" calcext:value-type="string">
            <text:p>Camile Victoria Pohlmann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638" calcext:value-type="float">
            <text:p>2017309638</text:p>
          </table:table-cell>
          <table:table-cell office:value-type="string" calcext:value-type="string">
            <text:p>Claudio Alino Volkmer Filho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487" calcext:value-type="float">
            <text:p>2017309487</text:p>
          </table:table-cell>
          <table:table-cell office:value-type="string" calcext:value-type="string">
            <text:p>Daniela Buzzi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5684" calcext:value-type="float">
            <text:p>2017305684</text:p>
          </table:table-cell>
          <table:table-cell office:value-type="string" calcext:value-type="string">
            <text:p>Dhiego Henrique Azevedo Borba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085" calcext:value-type="float">
            <text:p>2017310085</text:p>
          </table:table-cell>
          <table:table-cell office:value-type="string" calcext:value-type="string">
            <text:p>Eduardo Maia Pereira de Souza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7322415" calcext:value-type="float">
            <text:p>2017322415</text:p>
          </table:table-cell>
          <table:table-cell table:style-name="ce37" office:value-type="string" calcext:value-type="string">
            <text:p>Eloy Borowiak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754" calcext:value-type="float">
            <text:p>2017309754</text:p>
          </table:table-cell>
          <table:table-cell office:value-type="string" calcext:value-type="string">
            <text:p>Francieli da Rosa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7322406" calcext:value-type="float">
            <text:p>2017322406</text:p>
          </table:table-cell>
          <table:table-cell table:style-name="ce37" office:value-type="string" calcext:value-type="string">
            <text:p>Gabriel do Rosario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147" calcext:value-type="float">
            <text:p>2017310147</text:p>
          </table:table-cell>
          <table:table-cell office:value-type="string" calcext:value-type="string">
            <text:p>Gabriel Marcellino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530" calcext:value-type="float">
            <text:p>2017309530</text:p>
          </table:table-cell>
          <table:table-cell office:value-type="string" calcext:value-type="string">
            <text:p>Gabrielle de Oliveira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191" calcext:value-type="float">
            <text:p>2017309191</text:p>
          </table:table-cell>
          <table:table-cell office:value-type="string" calcext:value-type="string">
            <text:p>Giovani Migliorini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568" calcext:value-type="float">
            <text:p>2017310568</text:p>
          </table:table-cell>
          <table:table-cell office:value-type="string" calcext:value-type="string">
            <text:p>Guilherme Lamin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5307" calcext:value-type="float">
            <text:p>2017305307</text:p>
          </table:table-cell>
          <table:table-cell office:value-type="string" calcext:value-type="string">
            <text:p>Guilherme Ronchi Razzini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808" calcext:value-type="float">
            <text:p>2017310808</text:p>
          </table:table-cell>
          <table:table-cell office:value-type="string" calcext:value-type="string">
            <text:p>Guilherme Train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746" calcext:value-type="float">
            <text:p>2017310746</text:p>
          </table:table-cell>
          <table:table-cell office:value-type="string" calcext:value-type="string">
            <text:p>Gustavo Bonifacio Conceição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693" calcext:value-type="float">
            <text:p>2017310693</text:p>
          </table:table-cell>
          <table:table-cell office:value-type="string" calcext:value-type="string">
            <text:p>Gustavo José Baierski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440" calcext:value-type="float">
            <text:p>2017309440</text:p>
          </table:table-cell>
          <table:table-cell office:value-type="string" calcext:value-type="string">
            <text:p>Hiliana Toni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4979" calcext:value-type="float">
            <text:p>2017314979</text:p>
          </table:table-cell>
          <table:table-cell office:value-type="string" calcext:value-type="string">
            <text:p>Jenifer Gabriele dos Santos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208" calcext:value-type="float">
            <text:p>2017309208</text:p>
          </table:table-cell>
          <table:table-cell office:value-type="string" calcext:value-type="string">
            <text:p>Lara Fernanda Gastaldi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192" calcext:value-type="float">
            <text:p>2017310192</text:p>
          </table:table-cell>
          <table:table-cell office:value-type="string" calcext:value-type="string">
            <text:p>Luã Felipe Soares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020" calcext:value-type="float">
            <text:p>2017310020</text:p>
          </table:table-cell>
          <table:table-cell office:value-type="string" calcext:value-type="string">
            <text:p>Matheus Eduardo dos Santos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075" calcext:value-type="float">
            <text:p>2017309075</text:p>
          </table:table-cell>
          <table:table-cell office:value-type="string" calcext:value-type="string">
            <text:p>Mirian Luiza da Costa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431" calcext:value-type="float">
            <text:p>2017309431</text:p>
          </table:table-cell>
          <table:table-cell office:value-type="string" calcext:value-type="string">
            <text:p>Nicoly Bambinetti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380" calcext:value-type="float">
            <text:p>2017310380</text:p>
          </table:table-cell>
          <table:table-cell office:value-type="string" calcext:value-type="string">
            <text:p>Pedro Antônio dos Santos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290" calcext:value-type="float">
            <text:p>2017309290</text:p>
          </table:table-cell>
          <table:table-cell office:value-type="string" calcext:value-type="string">
            <text:p>Rafael Corrêa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826" calcext:value-type="float">
            <text:p>2017310826</text:p>
          </table:table-cell>
          <table:table-cell office:value-type="string" calcext:value-type="string">
            <text:p>Roberth Willyan Cardoso dos Santos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666" calcext:value-type="float">
            <text:p>2017310666</text:p>
          </table:table-cell>
          <table:table-cell office:value-type="string" calcext:value-type="string">
            <text:p>Ruan da Cunha Isabel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155" calcext:value-type="float">
            <text:p>2017309155</text:p>
          </table:table-cell>
          <table:table-cell office:value-type="string" calcext:value-type="string">
            <text:p>Thaynara Caroline Bacca dos Passos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23323" calcext:value-type="float">
            <text:p>2017323323</text:p>
          </table:table-cell>
          <table:table-cell office:value-type="string" calcext:value-type="string">
            <text:p>Vagner Cardozo de Almeida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556" calcext:value-type="float">
            <text:p>2017311556</text:p>
          </table:table-cell>
          <table:table-cell office:value-type="string" calcext:value-type="string">
            <text:p>Vanessa Sipriani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043" calcext:value-type="float">
            <text:p>2015300043</text:p>
          </table:table-cell>
          <table:table-cell table:style-name="ce37" office:value-type="string" calcext:value-type="string">
            <text:p>Vinícius Acordi Soethe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3550" calcext:value-type="float">
            <text:p>2017313550</text:p>
          </table:table-cell>
          <table:table-cell office:value-type="string" calcext:value-type="string">
            <text:p>Wellington Fabiano Rudiger</text:p>
          </table:table-cell>
          <table:table-cell office:value-type="string" calcext:value-type="string">
            <text:p>2InfoI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4066" calcext:value-type="float">
            <text:p>2017314066</text:p>
          </table:table-cell>
          <table:table-cell office:value-type="string" calcext:value-type="string">
            <text:p>Amábile Kniss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736" calcext:value-type="float">
            <text:p>2017309736</text:p>
          </table:table-cell>
          <table:table-cell office:value-type="string" calcext:value-type="string">
            <text:p>André Luiz de Oliveir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245" calcext:value-type="float">
            <text:p>2017310245</text:p>
          </table:table-cell>
          <table:table-cell office:value-type="string" calcext:value-type="string">
            <text:p>Anna Francine Molinari de Morais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146" calcext:value-type="float">
            <text:p>2016300146</text:p>
          </table:table-cell>
          <table:table-cell table:style-name="ce37" office:value-type="string" calcext:value-type="string">
            <text:p>Bernardo Regis Rodrigues Vaz Teixeir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094" calcext:value-type="float">
            <text:p>2017310094</text:p>
          </table:table-cell>
          <table:table-cell office:value-type="string" calcext:value-type="string">
            <text:p>Bianca Victória Leithold de Oliveir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962" calcext:value-type="float">
            <text:p>2017308962</text:p>
          </table:table-cell>
          <table:table-cell office:value-type="string" calcext:value-type="string">
            <text:p>Brenon Paul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155" calcext:value-type="float">
            <text:p>2016300155</text:p>
          </table:table-cell>
          <table:table-cell table:style-name="ce37" office:value-type="string" calcext:value-type="string">
            <text:p>Bruno Luiz Fhynbeen da Silv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8321118" calcext:value-type="float">
            <text:p>2018321118</text:p>
          </table:table-cell>
          <table:table-cell table:style-name="ce37" office:value-type="string" calcext:value-type="string">
            <text:p>Daniel Keiser Strey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227" calcext:value-type="float">
            <text:p>2017310227</text:p>
          </table:table-cell>
          <table:table-cell office:value-type="string" calcext:value-type="string">
            <text:p>Débora Steffen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538" calcext:value-type="float">
            <text:p>2017311538</text:p>
          </table:table-cell>
          <table:table-cell office:value-type="string" calcext:value-type="string">
            <text:p>Eduardo Carneiro de Souz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478" calcext:value-type="float">
            <text:p>2017309478</text:p>
          </table:table-cell>
          <table:table-cell office:value-type="string" calcext:value-type="string">
            <text:p>Elizabeth Antunes da Silv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7366" calcext:value-type="float">
            <text:p>2017307366</text:p>
          </table:table-cell>
          <table:table-cell office:value-type="string" calcext:value-type="string">
            <text:p>Felipe Furtado Róz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325" calcext:value-type="float">
            <text:p>2017310325</text:p>
          </table:table-cell>
          <table:table-cell office:value-type="string" calcext:value-type="string">
            <text:p>Gabriel Báo de Oliveir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137" calcext:value-type="float">
            <text:p>2017309137</text:p>
          </table:table-cell>
          <table:table-cell office:value-type="string" calcext:value-type="string">
            <text:p>Gabriel Luiz Fagundes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262" calcext:value-type="float">
            <text:p>2017309262</text:p>
          </table:table-cell>
          <table:table-cell office:value-type="string" calcext:value-type="string">
            <text:p>Gilberto Zanella Filho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164" calcext:value-type="float">
            <text:p>2016300164</text:p>
          </table:table-cell>
          <table:table-cell table:style-name="ce37" office:value-type="string" calcext:value-type="string">
            <text:p>Guilherme Luis da Silva Sagave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049" calcext:value-type="float">
            <text:p>2017310049</text:p>
          </table:table-cell>
          <table:table-cell office:value-type="string" calcext:value-type="string">
            <text:p>Iris Mebs Moraes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3603" calcext:value-type="float">
            <text:p>2017313603</text:p>
          </table:table-cell>
          <table:table-cell office:value-type="string" calcext:value-type="string">
            <text:p>João Pedro de Aguiar da Conceição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100" calcext:value-type="float">
            <text:p>2017309100</text:p>
          </table:table-cell>
          <table:table-cell office:value-type="string" calcext:value-type="string">
            <text:p>João Vinícius Rocha Nunes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4899" calcext:value-type="float">
            <text:p>2017314899</text:p>
          </table:table-cell>
          <table:table-cell office:value-type="string" calcext:value-type="string">
            <text:p>Júlia Biff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226" calcext:value-type="float">
            <text:p>2017309226</text:p>
          </table:table-cell>
          <table:table-cell office:value-type="string" calcext:value-type="string">
            <text:p>Julio Cezar da Cunh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272" calcext:value-type="float">
            <text:p>2017310272</text:p>
          </table:table-cell>
          <table:table-cell office:value-type="string" calcext:value-type="string">
            <text:p>Karen Cristina Fernandes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834" calcext:value-type="float">
            <text:p>2017309834</text:p>
          </table:table-cell>
          <table:table-cell office:value-type="string" calcext:value-type="string">
            <text:p>Leticia dos Santos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7" office:value-type="float" office:value="2015300061" calcext:value-type="float">
            <text:p>2015300061</text:p>
          </table:table-cell>
          <table:table-cell table:style-name="ce37" office:value-type="string" calcext:value-type="string">
            <text:p>Lourdes Hellen Catini de Oliveira (RET) - 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674" calcext:value-type="float">
            <text:p>2017309674</text:p>
          </table:table-cell>
          <table:table-cell office:value-type="string" calcext:value-type="string">
            <text:p>Matheus Daniel de Macedo Ros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717" calcext:value-type="float">
            <text:p>2018316717</text:p>
          </table:table-cell>
          <table:table-cell office:value-type="string" calcext:value-type="string">
            <text:p>Melissa Krishina Mirand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7322596" calcext:value-type="float">
            <text:p>2017322596</text:p>
          </table:table-cell>
          <table:table-cell table:style-name="ce41" office:value-type="string" calcext:value-type="string">
            <text:p>Michael Sebastian Kühl Monteiro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370" calcext:value-type="float">
            <text:p>2017309370</text:p>
          </table:table-cell>
          <table:table-cell office:value-type="string" calcext:value-type="string">
            <text:p>Natália Dellandre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673" calcext:value-type="float">
            <text:p>2018316673</text:p>
          </table:table-cell>
          <table:table-cell office:value-type="string" calcext:value-type="string">
            <text:p>Pamela Quint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3532" calcext:value-type="float">
            <text:p>2017313532</text:p>
          </table:table-cell>
          <table:table-cell office:value-type="string" calcext:value-type="string">
            <text:p>Rodrigo da Silva Iaguczeski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082" calcext:value-type="float">
            <text:p>2017311082</text:p>
          </table:table-cell>
          <table:table-cell office:value-type="string" calcext:value-type="string">
            <text:p>Rulian Carlo Farias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690" calcext:value-type="float">
            <text:p>2017311690</text:p>
          </table:table-cell>
          <table:table-cell office:value-type="string" calcext:value-type="string">
            <text:p>Sabrina Vargas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414" calcext:value-type="float">
            <text:p>2017310414</text:p>
          </table:table-cell>
          <table:table-cell office:value-type="string" calcext:value-type="string">
            <text:p>Vinícius dos Santos de Oliveir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781" calcext:value-type="float">
            <text:p>2017309781</text:p>
          </table:table-cell>
          <table:table-cell office:value-type="string" calcext:value-type="string">
            <text:p>Vinicius Monteiro Consenso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739" calcext:value-type="float">
            <text:p>2017308739</text:p>
          </table:table-cell>
          <table:table-cell office:value-type="string" calcext:value-type="string">
            <text:p>Wallace Pedro Ros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720" calcext:value-type="float">
            <text:p>2017308720</text:p>
          </table:table-cell>
          <table:table-cell office:value-type="string" calcext:value-type="string">
            <text:p>Willian José Ros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923" calcext:value-type="float">
            <text:p>2017309923</text:p>
          </table:table-cell>
          <table:table-cell office:value-type="string" calcext:value-type="string">
            <text:p>Willian Kamke da Silva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182" calcext:value-type="float">
            <text:p>2016300182</text:p>
          </table:table-cell>
          <table:table-cell table:style-name="ce37" office:value-type="string" calcext:value-type="string">
            <text:p>Yara Carolina Bilk Schmitz</text:p>
          </table:table-cell>
          <table:table-cell office:value-type="string" calcext:value-type="string">
            <text:p>2InfoI2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126" calcext:value-type="float">
            <text:p>2017311126</text:p>
          </table:table-cell>
          <table:table-cell office:value-type="string" calcext:value-type="string">
            <text:p>Aline Cardoso Alexandre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206" calcext:value-type="float">
            <text:p>2017311206</text:p>
          </table:table-cell>
          <table:table-cell office:value-type="string" calcext:value-type="string">
            <text:p>Aline Soster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547" calcext:value-type="float">
            <text:p>2017311547</text:p>
          </table:table-cell>
          <table:table-cell office:value-type="string" calcext:value-type="string">
            <text:p>Bruno Anderson Brieman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455" calcext:value-type="float">
            <text:p>2017312455</text:p>
          </table:table-cell>
          <table:table-cell office:value-type="string" calcext:value-type="string">
            <text:p>Bruno de Almeida Teixeira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828" calcext:value-type="float">
            <text:p>2017308828</text:p>
          </table:table-cell>
          <table:table-cell office:value-type="string" calcext:value-type="string">
            <text:p>Clara Souza de Jesus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016" calcext:value-type="float">
            <text:p>2017312016</text:p>
          </table:table-cell>
          <table:table-cell office:value-type="string" calcext:value-type="string">
            <text:p>Dimitri Miranda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897" calcext:value-type="float">
            <text:p>2017311897</text:p>
          </table:table-cell>
          <table:table-cell office:value-type="string" calcext:value-type="string">
            <text:p>Djhonattan Luan Garcia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411" calcext:value-type="float">
            <text:p>2017311411</text:p>
          </table:table-cell>
          <table:table-cell office:value-type="string" calcext:value-type="string">
            <text:p>Eduarda Karoline Maia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420" calcext:value-type="float">
            <text:p>2017311420</text:p>
          </table:table-cell>
          <table:table-cell office:value-type="string" calcext:value-type="string">
            <text:p>Elisa Fusinato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716" calcext:value-type="float">
            <text:p>2017311716</text:p>
          </table:table-cell>
          <table:table-cell office:value-type="string" calcext:value-type="string">
            <text:p>Felipe Passig Coscodai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597" calcext:value-type="float">
            <text:p>2017308597</text:p>
          </table:table-cell>
          <table:table-cell office:value-type="string" calcext:value-type="string">
            <text:p>Gabrielle Vitória Dannebrock Lemke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473" calcext:value-type="float">
            <text:p>2017312473</text:p>
          </table:table-cell>
          <table:table-cell office:value-type="string" calcext:value-type="string">
            <text:p>Gustavo Flôr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073" calcext:value-type="float">
            <text:p>2017311073</text:p>
          </table:table-cell>
          <table:table-cell office:value-type="string" calcext:value-type="string">
            <text:p>João Lucas Cardoso da Silva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132" calcext:value-type="float">
            <text:p>2017312132</text:p>
          </table:table-cell>
          <table:table-cell office:value-type="string" calcext:value-type="string">
            <text:p>John Víctor dos Reis Pereira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369" calcext:value-type="float">
            <text:p>2017311369</text:p>
          </table:table-cell>
          <table:table-cell office:value-type="string" calcext:value-type="string">
            <text:p>Júlia Rayssa Hintz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695" calcext:value-type="float">
            <text:p>2017308695</text:p>
          </table:table-cell>
          <table:table-cell office:value-type="string" calcext:value-type="string">
            <text:p>Laíza Casagrande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117" calcext:value-type="float">
            <text:p>2017311117</text:p>
          </table:table-cell>
          <table:table-cell office:value-type="string" calcext:value-type="string">
            <text:p>Laryssa Jungton Sarti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921" calcext:value-type="float">
            <text:p>2017311921</text:p>
          </table:table-cell>
          <table:table-cell office:value-type="string" calcext:value-type="string">
            <text:p>Leonardo Pinheiro Amaral Almeida Santos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864" calcext:value-type="float">
            <text:p>2017308864</text:p>
          </table:table-cell>
          <table:table-cell office:value-type="string" calcext:value-type="string">
            <text:p>Letícia Helen de Sousa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180" calcext:value-type="float">
            <text:p>2017311180</text:p>
          </table:table-cell>
          <table:table-cell office:value-type="string" calcext:value-type="string">
            <text:p>Luiza Farias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654" calcext:value-type="float">
            <text:p>2017311654</text:p>
          </table:table-cell>
          <table:table-cell office:value-type="string" calcext:value-type="string">
            <text:p>Mateus Manoel Cardoso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339" calcext:value-type="float">
            <text:p>2017312339</text:p>
          </table:table-cell>
          <table:table-cell office:value-type="string" calcext:value-type="string">
            <text:p>Matheus Henrique Quintino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553" calcext:value-type="float">
            <text:p>2017312553</text:p>
          </table:table-cell>
          <table:table-cell office:value-type="string" calcext:value-type="string">
            <text:p>Matheus Rodrigues da Silva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160" calcext:value-type="float">
            <text:p>2017312160</text:p>
          </table:table-cell>
          <table:table-cell office:value-type="string" calcext:value-type="string">
            <text:p>Pedro Augusto Canteli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565" calcext:value-type="float">
            <text:p>2017311565</text:p>
          </table:table-cell>
          <table:table-cell office:value-type="string" calcext:value-type="string">
            <text:p>Pedro Fellipe Roque Machado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23145" calcext:value-type="float">
            <text:p>2017323145</text:p>
          </table:table-cell>
          <table:table-cell office:value-type="string" calcext:value-type="string">
            <text:p>Pedro Gabriel Gabiatti Guardini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230" calcext:value-type="float">
            <text:p>2017312230</text:p>
          </table:table-cell>
          <table:table-cell office:value-type="string" calcext:value-type="string">
            <text:p>Pedro Henrique Sumik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642" calcext:value-type="float">
            <text:p>2017312642</text:p>
          </table:table-cell>
          <table:table-cell office:value-type="string" calcext:value-type="string">
            <text:p>Rafael Henrique Sell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413" calcext:value-type="float">
            <text:p>2017309413</text:p>
          </table:table-cell>
          <table:table-cell office:value-type="string" calcext:value-type="string">
            <text:p>Tuane Ronchi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2535" calcext:value-type="float">
            <text:p>2017312535</text:p>
          </table:table-cell>
          <table:table-cell office:value-type="string" calcext:value-type="string">
            <text:p>Victor Hugo Azevedo Nass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1609" calcext:value-type="float">
            <text:p>2017311609</text:p>
          </table:table-cell>
          <table:table-cell office:value-type="string" calcext:value-type="string">
            <text:p>Walace Maia</text:p>
          </table:table-cell>
          <table:table-cell office:value-type="string" calcext:value-type="string">
            <text:p>2InfoI3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528" calcext:value-type="float">
            <text:p>2016301528</text:p>
          </table:table-cell>
          <table:table-cell table:style-name="ce37" office:value-type="string" calcext:value-type="string">
            <text:p>Adram Adonai Tschá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537" calcext:value-type="float">
            <text:p>2016301537</text:p>
          </table:table-cell>
          <table:table-cell table:style-name="ce37" office:value-type="string" calcext:value-type="string">
            <text:p>André Luiz Pacheco da Cost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546" calcext:value-type="float">
            <text:p>2016301546</text:p>
          </table:table-cell>
          <table:table-cell table:style-name="ce37" office:value-type="string" calcext:value-type="string">
            <text:p>Andriele Cristina Vogel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555" calcext:value-type="float">
            <text:p>2016301555</text:p>
          </table:table-cell>
          <table:table-cell table:style-name="ce37" office:value-type="string" calcext:value-type="string">
            <text:p>Asaph Varela da Silv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8" office:value-type="float" office:value="2014300094" calcext:value-type="float">
            <text:p>2014300094</text:p>
          </table:table-cell>
          <table:table-cell table:style-name="ce38" office:value-type="string" calcext:value-type="string">
            <text:p>Bruno Almeida de Morais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564" calcext:value-type="float">
            <text:p>2016301564</text:p>
          </table:table-cell>
          <table:table-cell table:style-name="ce37" office:value-type="string" calcext:value-type="string">
            <text:p>Bryan Matheus Krüger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573" calcext:value-type="float">
            <text:p>2016301573</text:p>
          </table:table-cell>
          <table:table-cell table:style-name="ce37" office:value-type="string" calcext:value-type="string">
            <text:p>Cecília de Borb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582" calcext:value-type="float">
            <text:p>2016301582</text:p>
          </table:table-cell>
          <table:table-cell table:style-name="ce37" office:value-type="string" calcext:value-type="string">
            <text:p>Christian Henrique da Silva Machado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591" calcext:value-type="float">
            <text:p>2016301591</text:p>
          </table:table-cell>
          <table:table-cell table:style-name="ce37" office:value-type="string" calcext:value-type="string">
            <text:p>Elisa Cristina Camargo Laufer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608" calcext:value-type="float">
            <text:p>2016301608</text:p>
          </table:table-cell>
          <table:table-cell table:style-name="ce37" office:value-type="string" calcext:value-type="string">
            <text:p>Felipe Oliveira Borb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617" calcext:value-type="float">
            <text:p>2016301617</text:p>
          </table:table-cell>
          <table:table-cell table:style-name="ce37" office:value-type="string" calcext:value-type="string">
            <text:p>Gean Carlos Santos da Silv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626" calcext:value-type="float">
            <text:p>2016301626</text:p>
          </table:table-cell>
          <table:table-cell table:style-name="ce37" office:value-type="string" calcext:value-type="string">
            <text:p>Guilherme Cipriano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635" calcext:value-type="float">
            <text:p>2016301635</text:p>
          </table:table-cell>
          <table:table-cell table:style-name="ce37" office:value-type="string" calcext:value-type="string">
            <text:p>Guilherme Henrique Boing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644" calcext:value-type="float">
            <text:p>2016301644</text:p>
          </table:table-cell>
          <table:table-cell table:style-name="ce37" office:value-type="string" calcext:value-type="string">
            <text:p>Heloiza de Fátima Kutenski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653" calcext:value-type="float">
            <text:p>2016301653</text:p>
          </table:table-cell>
          <table:table-cell table:style-name="ce37" office:value-type="string" calcext:value-type="string">
            <text:p>Henrique Luiz Hartmann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662" calcext:value-type="float">
            <text:p>2016301662</text:p>
          </table:table-cell>
          <table:table-cell table:style-name="ce37" office:value-type="string" calcext:value-type="string">
            <text:p>Hugo Gutzmann Pug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671" calcext:value-type="float">
            <text:p>2016301671</text:p>
          </table:table-cell>
          <table:table-cell table:style-name="ce37" office:value-type="string" calcext:value-type="string">
            <text:p>Jalieny Ouriques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8" office:value-type="float" office:value="2016301680" calcext:value-type="float">
            <text:p>2016301680</text:p>
          </table:table-cell>
          <table:table-cell table:style-name="ce38" office:value-type="string" calcext:value-type="string">
            <text:p>Jéssica Yohana Otto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690" calcext:value-type="float">
            <text:p>2016301690</text:p>
          </table:table-cell>
          <table:table-cell table:style-name="ce37" office:value-type="string" calcext:value-type="string">
            <text:p>João Vitor dos Santos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9" office:value-type="float" office:value="2016301706" calcext:value-type="float">
            <text:p>2016301706</text:p>
          </table:table-cell>
          <table:table-cell table:style-name="ce38" office:value-type="string" calcext:value-type="string">
            <text:p>Lauro Antônio do Nascimento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715" calcext:value-type="float">
            <text:p>2016301715</text:p>
          </table:table-cell>
          <table:table-cell table:style-name="ce37" office:value-type="string" calcext:value-type="string">
            <text:p>Leonardo Adriano Vieir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724" calcext:value-type="float">
            <text:p>2016301724</text:p>
          </table:table-cell>
          <table:table-cell table:style-name="ce37" office:value-type="string" calcext:value-type="string">
            <text:p>Leonardo Edenir Rodrigues Graciano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733" calcext:value-type="float">
            <text:p>2016301733</text:p>
          </table:table-cell>
          <table:table-cell table:style-name="ce37" office:value-type="string" calcext:value-type="string">
            <text:p>Luan Alflen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742" calcext:value-type="float">
            <text:p>2016301742</text:p>
          </table:table-cell>
          <table:table-cell table:style-name="ce37" office:value-type="string" calcext:value-type="string">
            <text:p>Maria Luiza de Souza de Oliveir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751" calcext:value-type="float">
            <text:p>2016301751</text:p>
          </table:table-cell>
          <table:table-cell table:style-name="ce37" office:value-type="string" calcext:value-type="string">
            <text:p>Marlon Cesar Kotviski Guarnieri da Silv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760" calcext:value-type="float">
            <text:p>2016301760</text:p>
          </table:table-cell>
          <table:table-cell table:style-name="ce37" office:value-type="string" calcext:value-type="string">
            <text:p>Mateus Möller Erkmann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544" calcext:value-type="float">
            <text:p>2015300544</text:p>
          </table:table-cell>
          <table:table-cell table:style-name="ce37" office:value-type="string" calcext:value-type="string">
            <text:p>Pedro José Gomes Neto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770" calcext:value-type="float">
            <text:p>2016301770</text:p>
          </table:table-cell>
          <table:table-cell table:style-name="ce37" office:value-type="string" calcext:value-type="string">
            <text:p>Suelen Cruz Barcelos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789" calcext:value-type="float">
            <text:p>2016301789</text:p>
          </table:table-cell>
          <table:table-cell table:style-name="ce37" office:value-type="string" calcext:value-type="string">
            <text:p>Tainá Cristina Vollmann Monteiro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8" office:value-type="float" office:value="2016301798" calcext:value-type="float">
            <text:p>2016301798</text:p>
          </table:table-cell>
          <table:table-cell table:style-name="ce38" office:value-type="string" calcext:value-type="string">
            <text:p>Tainá Lang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804" calcext:value-type="float">
            <text:p>2016301804</text:p>
          </table:table-cell>
          <table:table-cell table:style-name="ce37" office:value-type="string" calcext:value-type="string">
            <text:p>Tainara Eleutério de Sous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813" calcext:value-type="float">
            <text:p>2016301813</text:p>
          </table:table-cell>
          <table:table-cell table:style-name="ce37" office:value-type="string" calcext:value-type="string">
            <text:p>Thiago Henrique Walter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822" calcext:value-type="float">
            <text:p>2016301822</text:p>
          </table:table-cell>
          <table:table-cell table:style-name="ce37" office:value-type="string" calcext:value-type="string">
            <text:p>Victor Hugo Prado Gomes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831" calcext:value-type="float">
            <text:p>2016301831</text:p>
          </table:table-cell>
          <table:table-cell table:style-name="ce37" office:value-type="string" calcext:value-type="string">
            <text:p>Vinicius Soledade da Silva</text:p>
          </table:table-cell>
          <table:table-cell office:value-type="string" calcext:value-type="string">
            <text:p>3InfoI1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840" calcext:value-type="float">
            <text:p>2016301840</text:p>
          </table:table-cell>
          <table:table-cell table:style-name="ce37" office:value-type="string" calcext:value-type="string">
            <text:p>Amon José Marinho dos Reis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850" calcext:value-type="float">
            <text:p>2016301850</text:p>
          </table:table-cell>
          <table:table-cell table:style-name="ce37" office:value-type="string" calcext:value-type="string">
            <text:p>Arthur Dias Viana de Castro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6301869" calcext:value-type="float">
            <text:p>2016301869</text:p>
          </table:table-cell>
          <table:table-cell table:style-name="ce37" office:value-type="string" calcext:value-type="string">
            <text:p>Athirson Alexandre dos Santos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553" calcext:value-type="float">
            <text:p>2015300553</text:p>
          </table:table-cell>
          <table:table-cell table:style-name="ce37" office:value-type="string" calcext:value-type="string">
            <text:p>Bruno Pinheiro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562" calcext:value-type="float">
            <text:p>2015300562</text:p>
          </table:table-cell>
          <table:table-cell table:style-name="ce37" office:value-type="string" calcext:value-type="string">
            <text:p>Camila dos Santos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878" calcext:value-type="float">
            <text:p>2016301878</text:p>
          </table:table-cell>
          <table:table-cell table:style-name="ce37" office:value-type="string" calcext:value-type="string">
            <text:p>Carlos Eduardo Ros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2016301887" calcext:value-type="float">
            <text:p>2016301887</text:p>
          </table:table-cell>
          <table:table-cell table:style-name="ce38" office:value-type="string" calcext:value-type="string">
            <text:p>Carolina Burckhardt Luciani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896" calcext:value-type="float">
            <text:p>2016301896</text:p>
          </table:table-cell>
          <table:table-cell table:style-name="ce37" office:value-type="string" calcext:value-type="string">
            <text:p>Eduardo Mai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2016301902" calcext:value-type="float">
            <text:p>2016301902</text:p>
          </table:table-cell>
          <table:table-cell table:style-name="ce38" office:value-type="string" calcext:value-type="string">
            <text:p>Gabriel Sokacheski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911" calcext:value-type="float">
            <text:p>2016301911</text:p>
          </table:table-cell>
          <table:table-cell table:style-name="ce37" office:value-type="string" calcext:value-type="string">
            <text:p>Gabriel Zack Torres da Cost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920" calcext:value-type="float">
            <text:p>2016301920</text:p>
          </table:table-cell>
          <table:table-cell table:style-name="ce37" office:value-type="string" calcext:value-type="string">
            <text:p>Gabriela Cordeiro Avil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6301930" calcext:value-type="float">
            <text:p>2016301930</text:p>
          </table:table-cell>
          <table:table-cell table:style-name="ce41" office:value-type="string" calcext:value-type="string">
            <text:p>Gabriela Cristina Cidral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949" calcext:value-type="float">
            <text:p>2016301949</text:p>
          </table:table-cell>
          <table:table-cell table:style-name="ce37" office:value-type="string" calcext:value-type="string">
            <text:p>Gabryel Della Giustina Kitzberger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958" calcext:value-type="float">
            <text:p>2016301958</text:p>
          </table:table-cell>
          <table:table-cell table:style-name="ce37" office:value-type="string" calcext:value-type="string">
            <text:p>Henrique Pinheiro Amaral Almeida Santos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967" calcext:value-type="float">
            <text:p>2016301967</text:p>
          </table:table-cell>
          <table:table-cell table:style-name="ce37" office:value-type="string" calcext:value-type="string">
            <text:p>Jéssica Vian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976" calcext:value-type="float">
            <text:p>2016301976</text:p>
          </table:table-cell>
          <table:table-cell table:style-name="ce37" office:value-type="string" calcext:value-type="string">
            <text:p>João Pedro Lazarim de Souz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985" calcext:value-type="float">
            <text:p>2016301985</text:p>
          </table:table-cell>
          <table:table-cell table:style-name="ce37" office:value-type="string" calcext:value-type="string">
            <text:p>Júlia Renata Endler Figueiredo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994" calcext:value-type="float">
            <text:p>2016301994</text:p>
          </table:table-cell>
          <table:table-cell table:style-name="ce37" office:value-type="string" calcext:value-type="string">
            <text:p>Jutyara Mendes da Ros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006" calcext:value-type="float">
            <text:p>2016302006</text:p>
          </table:table-cell>
          <table:table-cell table:style-name="ce37" office:value-type="string" calcext:value-type="string">
            <text:p>Lucas Antônio Marinho dos Reis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6302015" calcext:value-type="float">
            <text:p>2016302015</text:p>
          </table:table-cell>
          <table:table-cell table:style-name="ce41" office:value-type="string" calcext:value-type="string">
            <text:p>Mário Natalício de Gasperi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024" calcext:value-type="float">
            <text:p>2016302024</text:p>
          </table:table-cell>
          <table:table-cell table:style-name="ce37" office:value-type="string" calcext:value-type="string">
            <text:p>Mayke Brayan de Lim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033" calcext:value-type="float">
            <text:p>2016302033</text:p>
          </table:table-cell>
          <table:table-cell table:style-name="ce37" office:value-type="string" calcext:value-type="string">
            <text:p>Miriã Gonçalves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042" calcext:value-type="float">
            <text:p>2016302042</text:p>
          </table:table-cell>
          <table:table-cell table:style-name="ce37" office:value-type="string" calcext:value-type="string">
            <text:p>Pedro Guilherme Baraun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051" calcext:value-type="float">
            <text:p>2016302051</text:p>
          </table:table-cell>
          <table:table-cell table:style-name="ce37" office:value-type="string" calcext:value-type="string">
            <text:p>Rafaela Gilgen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6302060" calcext:value-type="float">
            <text:p>2016302060</text:p>
          </table:table-cell>
          <table:table-cell table:style-name="ce37" office:value-type="string" calcext:value-type="string">
            <text:p>Suyanne Xavier da Cunh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070" calcext:value-type="float">
            <text:p>2016302070</text:p>
          </table:table-cell>
          <table:table-cell table:style-name="ce37" office:value-type="string" calcext:value-type="string">
            <text:p>Vinícius Peres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4300100" calcext:value-type="float">
            <text:p>2014300100</text:p>
          </table:table-cell>
          <table:table-cell table:style-name="ce38" office:value-type="string" calcext:value-type="string">
            <text:p>Vitor Henrique Kuster Moraes Maximiano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089" calcext:value-type="float">
            <text:p>2016302089</text:p>
          </table:table-cell>
          <table:table-cell table:style-name="ce37" office:value-type="string" calcext:value-type="string">
            <text:p>Vitor Vieira da Costa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4300110" calcext:value-type="float">
            <text:p>2014300110</text:p>
          </table:table-cell>
          <table:table-cell table:style-name="ce38" office:value-type="string" calcext:value-type="string">
            <text:p>Wellington Felipe Bernardi</text:p>
          </table:table-cell>
          <table:table-cell office:value-type="string" calcext:value-type="string">
            <text:p>3InfoI2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098" calcext:value-type="float">
            <text:p>2016302098</text:p>
          </table:table-cell>
          <table:table-cell table:style-name="ce37" office:value-type="string" calcext:value-type="string">
            <text:p>Amanda Loren de Souza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104" calcext:value-type="float">
            <text:p>2016302104</text:p>
          </table:table-cell>
          <table:table-cell table:style-name="ce37" office:value-type="string" calcext:value-type="string">
            <text:p>Ana Paula Ramthun da Maia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113" calcext:value-type="float">
            <text:p>2016302113</text:p>
          </table:table-cell>
          <table:table-cell table:style-name="ce37" office:value-type="string" calcext:value-type="string">
            <text:p>André Vinícius Fernandes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122" calcext:value-type="float">
            <text:p>2016302122</text:p>
          </table:table-cell>
          <table:table-cell table:style-name="ce37" office:value-type="string" calcext:value-type="string">
            <text:p>Bianca Carolina Muniz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6302131" calcext:value-type="float">
            <text:p>2016302131</text:p>
          </table:table-cell>
          <table:table-cell table:style-name="ce37" office:value-type="string" calcext:value-type="string">
            <text:p>Daniel Tomé da Silva Filho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140" calcext:value-type="float">
            <text:p>2016302140</text:p>
          </table:table-cell>
          <table:table-cell table:style-name="ce37" office:value-type="string" calcext:value-type="string">
            <text:p>Elisabeth Rodrigues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150" calcext:value-type="float">
            <text:p>2016302150</text:p>
          </table:table-cell>
          <table:table-cell table:style-name="ce37" office:value-type="string" calcext:value-type="string">
            <text:p>Giovanna Campos Cordeiro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169" calcext:value-type="float">
            <text:p>2016302169</text:p>
          </table:table-cell>
          <table:table-cell table:style-name="ce37" office:value-type="string" calcext:value-type="string">
            <text:p>Heitor Henrique da Silva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2016302178" calcext:value-type="float">
            <text:p>2016302178</text:p>
          </table:table-cell>
          <table:table-cell table:style-name="ce38" office:value-type="string" calcext:value-type="string">
            <text:p>Jacó Israel Franco Cardoso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187" calcext:value-type="float">
            <text:p>2016302187</text:p>
          </table:table-cell>
          <table:table-cell table:style-name="ce37" office:value-type="string" calcext:value-type="string">
            <text:p>João Victor Silveira Delgado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196" calcext:value-type="float">
            <text:p>2016302196</text:p>
          </table:table-cell>
          <table:table-cell table:style-name="ce37" office:value-type="string" calcext:value-type="string">
            <text:p>Julia Duarte Solano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202" calcext:value-type="float">
            <text:p>2016302202</text:p>
          </table:table-cell>
          <table:table-cell table:style-name="ce37" office:value-type="string" calcext:value-type="string">
            <text:p>Letícia Caroline de Oliveira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211" calcext:value-type="float">
            <text:p>2016302211</text:p>
          </table:table-cell>
          <table:table-cell table:style-name="ce37" office:value-type="string" calcext:value-type="string">
            <text:p>Lucas Gattis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5300571" calcext:value-type="float">
            <text:p>2015300571</text:p>
          </table:table-cell>
          <table:table-cell table:style-name="ce37" office:value-type="string" calcext:value-type="string">
            <text:p>Lucas Mendes Rodrigues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220" calcext:value-type="float">
            <text:p>2016302220</text:p>
          </table:table-cell>
          <table:table-cell table:style-name="ce37" office:value-type="string" calcext:value-type="string">
            <text:p>Marcos Eduardo da Silva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2016302230" calcext:value-type="float">
            <text:p>2016302230</text:p>
          </table:table-cell>
          <table:table-cell table:style-name="ce38" office:value-type="string" calcext:value-type="string">
            <text:p>Nicholas Cervatti Duque Estrada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6302249" calcext:value-type="float">
            <text:p>2016302249</text:p>
          </table:table-cell>
          <table:table-cell table:style-name="ce41" office:value-type="string" calcext:value-type="string">
            <text:p>Nicolas Gattis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258" calcext:value-type="float">
            <text:p>2016302258</text:p>
          </table:table-cell>
          <table:table-cell table:style-name="ce37" office:value-type="string" calcext:value-type="string">
            <text:p>Pedro Henrique Boettcher Pacheco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267" calcext:value-type="float">
            <text:p>2016302267</text:p>
          </table:table-cell>
          <table:table-cell table:style-name="ce37" office:value-type="string" calcext:value-type="string">
            <text:p>Raíssa Stazak Pereira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276" calcext:value-type="float">
            <text:p>2016302276</text:p>
          </table:table-cell>
          <table:table-cell table:style-name="ce37" office:value-type="string" calcext:value-type="string">
            <text:p>Sarah Hoegen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2285" calcext:value-type="float">
            <text:p>2016302285</text:p>
          </table:table-cell>
          <table:table-cell table:style-name="ce37" office:value-type="string" calcext:value-type="string">
            <text:p>Vitória Emanuely Madruga</text:p>
          </table:table-cell>
          <table:table-cell office:value-type="string" calcext:value-type="string">
            <text:p>3InfoI3</text:p>
          </table:table-cell>
          <table:table-cell table:number-columns-repeated="5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602" calcext:value-type="float">
            <text:p>2018315602</text:p>
          </table:table-cell>
          <table:table-cell office:value-type="string" calcext:value-type="string">
            <text:p>Abigail Rodrigues Mai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2794" calcext:value-type="float">
            <text:p>2018302794</text:p>
          </table:table-cell>
          <table:table-cell office:value-type="string" calcext:value-type="string">
            <text:p>Abner Gabriel Dos Santos 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007" calcext:value-type="float">
            <text:p>2018310007</text:p>
          </table:table-cell>
          <table:table-cell office:value-type="string" calcext:value-type="string">
            <text:p>Alanys Borges Trevisol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859" calcext:value-type="float">
            <text:p>2018317859</text:p>
          </table:table-cell>
          <table:table-cell office:value-type="string" calcext:value-type="string">
            <text:p>Amanda Vitória da Ros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20110" calcext:value-type="float">
            <text:p>2018320110</text:p>
          </table:table-cell>
          <table:table-cell office:value-type="string" calcext:value-type="string">
            <text:p>Ana Caroline Kostantiuk Cordeiro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114" calcext:value-type="float">
            <text:p>2018310114</text:p>
          </table:table-cell>
          <table:table-cell office:value-type="string" calcext:value-type="string">
            <text:p>Ana Claudia Gesser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188" calcext:value-type="float">
            <text:p>2018310188</text:p>
          </table:table-cell>
          <table:table-cell office:value-type="string" calcext:value-type="string">
            <text:p>Ana Cristina Gomes De Oliveir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1318" calcext:value-type="float">
            <text:p>2018311318</text:p>
          </table:table-cell>
          <table:table-cell office:value-type="string" calcext:value-type="string">
            <text:p>Ana Laura Da Silva Muller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405" calcext:value-type="float">
            <text:p>2017310405</text:p>
          </table:table-cell>
          <table:table-cell office:value-type="string" calcext:value-type="string">
            <text:p>Ana Paula Vieira Gomes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868" calcext:value-type="float">
            <text:p>2018317868</text:p>
          </table:table-cell>
          <table:table-cell office:value-type="string" calcext:value-type="string">
            <text:p>Ane Caroline Teodosio Longarete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132" calcext:value-type="float">
            <text:p>2018310132</text:p>
          </table:table-cell>
          <table:table-cell office:value-type="string" calcext:value-type="string">
            <text:p>Anniely De Mour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470" calcext:value-type="float">
            <text:p>2018315470</text:p>
          </table:table-cell>
          <table:table-cell office:value-type="string" calcext:value-type="string">
            <text:p>Antonio Carlos Da Rocha De Andrade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617" calcext:value-type="float">
            <text:p>2018308617</text:p>
          </table:table-cell>
          <table:table-cell office:value-type="string" calcext:value-type="string">
            <text:p>Bianca Ribeiro Rodrigues 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160" calcext:value-type="float">
            <text:p>2018310160</text:p>
          </table:table-cell>
          <table:table-cell office:value-type="string" calcext:value-type="string">
            <text:p>Eduardo Augusto Luciano 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830" calcext:value-type="float">
            <text:p>2018310830</text:p>
          </table:table-cell>
          <table:table-cell office:value-type="string" calcext:value-type="string">
            <text:p>Érica Loch Do Amaral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080" calcext:value-type="float">
            <text:p>2018310080</text:p>
          </table:table-cell>
          <table:table-cell office:value-type="string" calcext:value-type="string">
            <text:p>Francine Camile Matias Silv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877" calcext:value-type="float">
            <text:p>2018317877</text:p>
          </table:table-cell>
          <table:table-cell office:value-type="string" calcext:value-type="string">
            <text:p>Giovana Braz Monn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099" calcext:value-type="float">
            <text:p>2018310099</text:p>
          </table:table-cell>
          <table:table-cell office:value-type="string" calcext:value-type="string">
            <text:p>Gustavo Gasperi Zilse 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052" calcext:value-type="float">
            <text:p>2018310052</text:p>
          </table:table-cell>
          <table:table-cell office:value-type="string" calcext:value-type="string">
            <text:p>Helena De Souza Montagnoli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7001" calcext:value-type="float">
            <text:p>2018307001</text:p>
          </table:table-cell>
          <table:table-cell office:value-type="string" calcext:value-type="string">
            <text:p>Ivan Scantamburlo Ribeiro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6510" calcext:value-type="float">
            <text:p>2018316510</text:p>
          </table:table-cell>
          <table:table-cell office:value-type="string" calcext:value-type="string">
            <text:p>Jessica Michels Menezes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531" calcext:value-type="float">
            <text:p>2018315531</text:p>
          </table:table-cell>
          <table:table-cell office:value-type="string" calcext:value-type="string">
            <text:p>Joana Miranda Duarte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7886" calcext:value-type="float">
            <text:p>2018317886</text:p>
          </table:table-cell>
          <table:table-cell office:value-type="string" calcext:value-type="string">
            <text:p>Katharina Alice Vailatti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9808" calcext:value-type="float">
            <text:p>2018319808</text:p>
          </table:table-cell>
          <table:table-cell office:value-type="string" calcext:value-type="string">
            <text:p>Leonardo Gouvéa da Silv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21996" calcext:value-type="float">
            <text:p>2018321996</text:p>
          </table:table-cell>
          <table:table-cell office:value-type="string" calcext:value-type="string">
            <text:p>Letícia Corrêa Vieir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8608" calcext:value-type="float">
            <text:p>2018308608</text:p>
          </table:table-cell>
          <table:table-cell office:value-type="string" calcext:value-type="string">
            <text:p>Luana Matias Reinert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702" calcext:value-type="float">
            <text:p>2018318702</text:p>
          </table:table-cell>
          <table:table-cell office:value-type="string" calcext:value-type="string">
            <text:p>Lucas Eduardo Borb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550" calcext:value-type="float">
            <text:p>2018315550</text:p>
          </table:table-cell>
          <table:table-cell office:value-type="string" calcext:value-type="string">
            <text:p>Luiza Lobo Mendonç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0016" calcext:value-type="float">
            <text:p>2018310016</text:p>
          </table:table-cell>
          <table:table-cell office:value-type="string" calcext:value-type="string">
            <text:p>Mariana Barcellos Bueno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498" calcext:value-type="float">
            <text:p>2018315498</text:p>
          </table:table-cell>
          <table:table-cell office:value-type="string" calcext:value-type="string">
            <text:p>Polyannna Jeniffer Martins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03049" calcext:value-type="float">
            <text:p>2018303049</text:p>
          </table:table-cell>
          <table:table-cell office:value-type="string" calcext:value-type="string">
            <text:p>Sthefani Dumke Hartin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5587" calcext:value-type="float">
            <text:p>2018315587</text:p>
          </table:table-cell>
          <table:table-cell office:value-type="string" calcext:value-type="string">
            <text:p>Tainara Luana De Souza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720" calcext:value-type="float">
            <text:p>2018318720</text:p>
          </table:table-cell>
          <table:table-cell office:value-type="string" calcext:value-type="string">
            <text:p>Thamiris Kelle Barros de Castro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8318088" calcext:value-type="float">
            <text:p>2018318088</text:p>
          </table:table-cell>
          <table:table-cell office:value-type="string" calcext:value-type="string">
            <text:p>Victoria Tolêdo da Silva Santos</text:p>
          </table:table-cell>
          <table:table-cell office:value-type="string" calcext:value-type="string">
            <text:p>1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23360" calcext:value-type="float">
            <text:p>2017323360</text:p>
          </table:table-cell>
          <table:table-cell office:value-type="string" calcext:value-type="string">
            <text:p>Amanda Catherine Castanheira Dias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4763" calcext:value-type="float">
            <text:p>2017314763</text:p>
          </table:table-cell>
          <table:table-cell office:value-type="string" calcext:value-type="string">
            <text:p>Amanda da Cruz Oliveir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941" calcext:value-type="float">
            <text:p>2017309941</text:p>
          </table:table-cell>
          <table:table-cell office:value-type="string" calcext:value-type="string">
            <text:p>Ana Luiza Figueiredo de Borb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21991" calcext:value-type="float">
            <text:p>2017321991</text:p>
          </table:table-cell>
          <table:table-cell office:value-type="string" calcext:value-type="string">
            <text:p>Breno Luís Ferreira de Lim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620" calcext:value-type="float">
            <text:p>2017310620</text:p>
          </table:table-cell>
          <table:table-cell office:value-type="string" calcext:value-type="string">
            <text:p>Bruna da Silv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586" calcext:value-type="float">
            <text:p>2017310586</text:p>
          </table:table-cell>
          <table:table-cell office:value-type="string" calcext:value-type="string">
            <text:p>Daiane Keila de Borb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441" calcext:value-type="float">
            <text:p>2017310441</text:p>
          </table:table-cell>
          <table:table-cell office:value-type="string" calcext:value-type="string">
            <text:p>Emanuelle Dias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577" calcext:value-type="float">
            <text:p>2017310577</text:p>
          </table:table-cell>
          <table:table-cell office:value-type="string" calcext:value-type="string">
            <text:p>Enyla Maria Pinhelli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852" calcext:value-type="float">
            <text:p>2017309852</text:p>
          </table:table-cell>
          <table:table-cell office:value-type="string" calcext:value-type="string">
            <text:p>Fábio Lucas Costa Mendes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165" calcext:value-type="float">
            <text:p>2017310165</text:p>
          </table:table-cell>
          <table:table-cell office:value-type="string" calcext:value-type="string">
            <text:p>Gabriel Alexandre da Silv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576" calcext:value-type="float">
            <text:p>2017309576</text:p>
          </table:table-cell>
          <table:table-cell office:value-type="string" calcext:value-type="string">
            <text:p>Gabriel Lourenço da Silv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629" calcext:value-type="float">
            <text:p>2017309629</text:p>
          </table:table-cell>
          <table:table-cell office:value-type="string" calcext:value-type="string">
            <text:p>Gabriel Tomko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585" calcext:value-type="float">
            <text:p>2017309585</text:p>
          </table:table-cell>
          <table:table-cell office:value-type="string" calcext:value-type="string">
            <text:p>Gabriela Baesso Ramos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110" calcext:value-type="float">
            <text:p>2017310110</text:p>
          </table:table-cell>
          <table:table-cell office:value-type="string" calcext:value-type="string">
            <text:p>Girráh Gadotti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988" calcext:value-type="float">
            <text:p>2017309988</text:p>
          </table:table-cell>
          <table:table-cell office:value-type="string" calcext:value-type="string">
            <text:p>Giulia Aguiar Ferreir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218" calcext:value-type="float">
            <text:p>2017310218</text:p>
          </table:table-cell>
          <table:table-cell office:value-type="string" calcext:value-type="string">
            <text:p>Guilherme Ferreir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22120" calcext:value-type="float">
            <text:p>2017322120</text:p>
          </table:table-cell>
          <table:table-cell office:value-type="string" calcext:value-type="string">
            <text:p>Gustavo Henrique Ramos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899" calcext:value-type="float">
            <text:p>2017309899</text:p>
          </table:table-cell>
          <table:table-cell office:value-type="string" calcext:value-type="string">
            <text:p>Henriky Guilherme de Lima Vicente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3480" calcext:value-type="float">
            <text:p>2017313480</text:p>
          </table:table-cell>
          <table:table-cell office:value-type="string" calcext:value-type="string">
            <text:p>Humberto Marcelino Pagani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263" calcext:value-type="float">
            <text:p>2017310263</text:p>
          </table:table-cell>
          <table:table-cell office:value-type="string" calcext:value-type="string">
            <text:p>Jéssica Karollayne Cordeiro Ferreir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334" calcext:value-type="float">
            <text:p>2017310334</text:p>
          </table:table-cell>
          <table:table-cell office:value-type="string" calcext:value-type="string">
            <text:p>Jhenniffer Gabriele Rocha dos Santos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709" calcext:value-type="float">
            <text:p>2017309709</text:p>
          </table:table-cell>
          <table:table-cell office:value-type="string" calcext:value-type="string">
            <text:p>João Gabriel Wan-Dall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790" calcext:value-type="float">
            <text:p>2017309790</text:p>
          </table:table-cell>
          <table:table-cell office:value-type="string" calcext:value-type="string">
            <text:p>João Victor Serafim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549" calcext:value-type="float">
            <text:p>2017309549</text:p>
          </table:table-cell>
          <table:table-cell office:value-type="string" calcext:value-type="string">
            <text:p>Juliana Hoffmann Alves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030" calcext:value-type="float">
            <text:p>2017310030</text:p>
          </table:table-cell>
          <table:table-cell office:value-type="string" calcext:value-type="string">
            <text:p>Kevin Cristhian Petschow da Silv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683" calcext:value-type="float">
            <text:p>2017309683</text:p>
          </table:table-cell>
          <table:table-cell office:value-type="string" calcext:value-type="string">
            <text:p>Leila Buss Meurer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22012" calcext:value-type="float">
            <text:p>2017322012</text:p>
          </table:table-cell>
          <table:table-cell office:value-type="string" calcext:value-type="string">
            <text:p>Maria Eduarda De Marchi Zanatt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6490" calcext:value-type="float">
            <text:p>2017316490</text:p>
          </table:table-cell>
          <table:table-cell office:value-type="string" calcext:value-type="string">
            <text:p>Mariana Camilo Mari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6472" calcext:value-type="float">
            <text:p>2017316472</text:p>
          </table:table-cell>
          <table:table-cell office:value-type="string" calcext:value-type="string">
            <text:p>Melissa Iung Corrente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745" calcext:value-type="float">
            <text:p>2017309745</text:p>
          </table:table-cell>
          <table:table-cell office:value-type="string" calcext:value-type="string">
            <text:p>Nathália Schultz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610" calcext:value-type="float">
            <text:p>2017309610</text:p>
          </table:table-cell>
          <table:table-cell office:value-type="string" calcext:value-type="string">
            <text:p>Nayra Rubia de Oliveir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9567" calcext:value-type="float">
            <text:p>2017309567</text:p>
          </table:table-cell>
          <table:table-cell office:value-type="string" calcext:value-type="string">
            <text:p>Norberto Klug Júnior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8468" calcext:value-type="float">
            <text:p>2017318468</text:p>
          </table:table-cell>
          <table:table-cell office:value-type="string" calcext:value-type="string">
            <text:p>Paola Moreir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8523" calcext:value-type="float">
            <text:p>2017308523</text:p>
          </table:table-cell>
          <table:table-cell office:value-type="string" calcext:value-type="string">
            <text:p>Rafaela de Azevedo Pitz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601" calcext:value-type="float">
            <text:p>2017310601</text:p>
          </table:table-cell>
          <table:table-cell office:value-type="string" calcext:value-type="string">
            <text:p>Rafaela Vicente de Lima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05479" calcext:value-type="float">
            <text:p>2017305479</text:p>
          </table:table-cell>
          <table:table-cell office:value-type="string" calcext:value-type="string">
            <text:p>Sara Stahuke de Campos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310361" calcext:value-type="float">
            <text:p>2017310361</text:p>
          </table:table-cell>
          <table:table-cell office:value-type="string" calcext:value-type="string">
            <text:p>Stefany Milani</text:p>
          </table:table-cell>
          <table:table-cell office:value-type="string" calcext:value-type="string">
            <text:p>2Quimi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450" calcext:value-type="float">
            <text:p>2016300450</text:p>
          </table:table-cell>
          <table:table-cell table:style-name="ce37" office:value-type="string" calcext:value-type="string">
            <text:p>Aimée Verônica Momm Romero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469" calcext:value-type="float">
            <text:p>2016300469</text:p>
          </table:table-cell>
          <table:table-cell table:style-name="ce37" office:value-type="string" calcext:value-type="string">
            <text:p>Ana Julia Soberanski Gorski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478" calcext:value-type="float">
            <text:p>2016300478</text:p>
          </table:table-cell>
          <table:table-cell table:style-name="ce37" office:value-type="string" calcext:value-type="string">
            <text:p>André Luiz Sales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487" calcext:value-type="float">
            <text:p>2016300487</text:p>
          </table:table-cell>
          <table:table-cell office:value-type="string" calcext:value-type="string">
            <text:p>Augusto César Faria Salmori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6300496" calcext:value-type="float">
            <text:p>2016300496</text:p>
          </table:table-cell>
          <table:table-cell table:style-name="ce42" office:value-type="string" calcext:value-type="string">
            <text:p>Brenda Miriam Trevisani Gonçalves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5300348" calcext:value-type="float">
            <text:p>2015300348</text:p>
          </table:table-cell>
          <table:table-cell table:style-name="ce37" office:value-type="string" calcext:value-type="string">
            <text:p>Bruno Bonassoli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6300502" calcext:value-type="float">
            <text:p>2016300502</text:p>
          </table:table-cell>
          <table:table-cell table:style-name="ce42" office:value-type="string" calcext:value-type="string">
            <text:p>Daniel Elias de Paula Araujo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511" calcext:value-type="float">
            <text:p>2016300511</text:p>
          </table:table-cell>
          <table:table-cell table:style-name="ce37" office:value-type="string" calcext:value-type="string">
            <text:p>Edenilson Barboza Dalla Vecchi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2" office:value-type="float" office:value="2016300520" calcext:value-type="float">
            <text:p>2016300520</text:p>
          </table:table-cell>
          <table:table-cell table:style-name="ce37" office:value-type="string" calcext:value-type="string">
            <text:p>Ellen Cristina D'Aguiar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530" calcext:value-type="float">
            <text:p>2016300530</text:p>
          </table:table-cell>
          <table:table-cell table:style-name="ce37" office:value-type="string" calcext:value-type="string">
            <text:p>Fabiúla Suiani Delfino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5300357" calcext:value-type="float">
            <text:p>2015300357</text:p>
          </table:table-cell>
          <table:table-cell table:style-name="ce37" office:value-type="string" calcext:value-type="string">
            <text:p>Fernanda da Silva Medeiros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549" calcext:value-type="float">
            <text:p>2016300549</text:p>
          </table:table-cell>
          <table:table-cell table:style-name="ce37" office:value-type="string" calcext:value-type="string">
            <text:p>Fernanda Max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366" calcext:value-type="float">
            <text:p>2015300366</text:p>
          </table:table-cell>
          <table:table-cell table:style-name="ce37" office:value-type="string" calcext:value-type="string">
            <text:p>Gabriel Grangeiro Mendes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558" calcext:value-type="float">
            <text:p>2016300558</text:p>
          </table:table-cell>
          <table:table-cell table:style-name="ce37" office:value-type="string" calcext:value-type="string">
            <text:p>Gabriel Morás Ravanello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567" calcext:value-type="float">
            <text:p>2016300567</text:p>
          </table:table-cell>
          <table:table-cell table:style-name="ce37" office:value-type="string" calcext:value-type="string">
            <text:p>Giovanna Mueller Pacheco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576" calcext:value-type="float">
            <text:p>2016300576</text:p>
          </table:table-cell>
          <table:table-cell table:style-name="ce37" office:value-type="string" calcext:value-type="string">
            <text:p>Grazielly Vilmes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585" calcext:value-type="float">
            <text:p>2016300585</text:p>
          </table:table-cell>
          <table:table-cell table:style-name="ce38" office:value-type="string" calcext:value-type="string">
            <text:p>Gustavo Antônio Dominoni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5300375" calcext:value-type="float">
            <text:p>2015300375</text:p>
          </table:table-cell>
          <table:table-cell table:style-name="ce42" office:value-type="string" calcext:value-type="string">
            <text:p>Igor Ribas Jimenez Hernandez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6300594" calcext:value-type="float">
            <text:p>2016300594</text:p>
          </table:table-cell>
          <table:table-cell table:style-name="ce37" office:value-type="string" calcext:value-type="string">
            <text:p>Jéssica de Bon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384" calcext:value-type="float">
            <text:p>2015300384</text:p>
          </table:table-cell>
          <table:table-cell table:style-name="ce37" office:value-type="string" calcext:value-type="string">
            <text:p>João Antônio de Mirand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600" calcext:value-type="float">
            <text:p>2016300600</text:p>
          </table:table-cell>
          <table:table-cell office:value-type="string" calcext:value-type="string">
            <text:p>João Arnaldo Pereira Cruz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610" calcext:value-type="float">
            <text:p>2016300610</text:p>
          </table:table-cell>
          <table:table-cell table:style-name="ce37" office:value-type="string" calcext:value-type="string">
            <text:p>João Vitor Provesi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629" calcext:value-type="float">
            <text:p>2016300629</text:p>
          </table:table-cell>
          <table:table-cell table:style-name="ce37" office:value-type="string" calcext:value-type="string">
            <text:p>Keslene Lim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638" calcext:value-type="float">
            <text:p>2016300638</text:p>
          </table:table-cell>
          <table:table-cell table:style-name="ce37" office:value-type="string" calcext:value-type="string">
            <text:p>Lara Destefani de Sous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647" calcext:value-type="float">
            <text:p>2016300647</text:p>
          </table:table-cell>
          <table:table-cell table:style-name="ce37" office:value-type="string" calcext:value-type="string">
            <text:p>Letícia Machado Packer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914" calcext:value-type="float">
            <text:p>2016300914</text:p>
          </table:table-cell>
          <table:table-cell table:style-name="ce37" office:value-type="string" calcext:value-type="string">
            <text:p>Luiz Fernando Fonsakka de Brag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979" calcext:value-type="float">
            <text:p>2016300979</text:p>
          </table:table-cell>
          <table:table-cell table:style-name="ce37" office:value-type="string" calcext:value-type="string">
            <text:p>Luiz Gustavo Skib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0997" calcext:value-type="float">
            <text:p>2016300997</text:p>
          </table:table-cell>
          <table:table-cell table:style-name="ce37" office:value-type="string" calcext:value-type="string">
            <text:p>Marcelo Gabriel Hasper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5300446" calcext:value-type="float">
            <text:p>2015300446</text:p>
          </table:table-cell>
          <table:table-cell table:style-name="ce41" office:value-type="string" calcext:value-type="string">
            <text:p>Maria Paula Pedão Domingues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009" calcext:value-type="float">
            <text:p>2016301009</text:p>
          </table:table-cell>
          <table:table-cell table:style-name="ce37" office:value-type="string" calcext:value-type="string">
            <text:p>Milena Natália Alves Grigorio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6301018" calcext:value-type="float">
            <text:p>2016301018</text:p>
          </table:table-cell>
          <table:table-cell table:style-name="ce37" office:value-type="string" calcext:value-type="string">
            <text:p>Murilo Gabriel Verplotz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6301027" calcext:value-type="float">
            <text:p>2016301027</text:p>
          </table:table-cell>
          <table:table-cell table:style-name="ce31" office:value-type="string" calcext:value-type="string">
            <text:p>Nathaly Eloise Henning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4300076" calcext:value-type="float">
            <text:p>2014300076</text:p>
          </table:table-cell>
          <table:table-cell table:style-name="ce43" office:value-type="string" calcext:value-type="string">
            <text:p>Nauhana Julia Boebel Zembrani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3" office:value-type="float" office:value="2015300455" calcext:value-type="float">
            <text:p>2015300455</text:p>
          </table:table-cell>
          <table:table-cell table:style-name="ce41" office:value-type="string" calcext:value-type="string">
            <text:p>Nickolas Marmitt Murakami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6301036" calcext:value-type="float">
            <text:p>2016301036</text:p>
          </table:table-cell>
          <table:table-cell table:style-name="ce37" office:value-type="string" calcext:value-type="string">
            <text:p>Paulo Henrique de Souz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464" calcext:value-type="float">
            <text:p>2015300464</text:p>
          </table:table-cell>
          <table:table-cell table:style-name="ce37" office:value-type="string" calcext:value-type="string">
            <text:p>Ruan Augusto Lobo Rodrigues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045" calcext:value-type="float">
            <text:p>2016301045</text:p>
          </table:table-cell>
          <table:table-cell table:style-name="ce37" office:value-type="string" calcext:value-type="string">
            <text:p>Shayane Viana de Souza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6301054" calcext:value-type="float">
            <text:p>2016301054</text:p>
          </table:table-cell>
          <table:table-cell table:style-name="ce37" office:value-type="string" calcext:value-type="string">
            <text:p>Thaynara Cichoski</text:p>
          </table:table-cell>
          <table:table-cell office:value-type="string" calcext:value-type="string">
            <text:p>3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5300141" calcext:value-type="float">
            <text:p>2015300141</text:p>
          </table:table-cell>
          <table:table-cell table:style-name="ce37" office:value-type="string" calcext:value-type="string">
            <text:p>Beatriz Cristina de Oliveira Vieir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5300150" calcext:value-type="float">
            <text:p>2015300150</text:p>
          </table:table-cell>
          <table:table-cell table:style-name="ce37" office:value-type="string" calcext:value-type="string">
            <text:p>Bianca Stipp Martins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4300020" calcext:value-type="float">
            <text:p>2014300020</text:p>
          </table:table-cell>
          <table:table-cell table:style-name="ce38" office:value-type="string" calcext:value-type="string">
            <text:p>Claudio Tomáz Jubanski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0" office:value-type="float" office:value="2015300160" calcext:value-type="float">
            <text:p>2015300160</text:p>
          </table:table-cell>
          <table:table-cell table:style-name="ce37" office:value-type="string" calcext:value-type="string">
            <text:p>Everaldo Batista de Lar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179" calcext:value-type="float">
            <text:p>2015300179</text:p>
          </table:table-cell>
          <table:table-cell table:style-name="ce37" office:value-type="string" calcext:value-type="string">
            <text:p>Gabriela Farias Santan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188" calcext:value-type="float">
            <text:p>2015300188</text:p>
          </table:table-cell>
          <table:table-cell table:style-name="ce37" office:value-type="string" calcext:value-type="string">
            <text:p>Geisyane Karina Gonzag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197" calcext:value-type="float">
            <text:p>2015300197</text:p>
          </table:table-cell>
          <table:table-cell table:style-name="ce37" office:value-type="string" calcext:value-type="string">
            <text:p>Jefferson Schmoeller Marcolino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203" calcext:value-type="float">
            <text:p>2015300203</text:p>
          </table:table-cell>
          <table:table-cell table:style-name="ce37" office:value-type="string" calcext:value-type="string">
            <text:p>Jéssica Paulina Vieir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212" calcext:value-type="float">
            <text:p>2015300212</text:p>
          </table:table-cell>
          <table:table-cell table:style-name="ce37" office:value-type="string" calcext:value-type="string">
            <text:p>João Gabriel Schonrock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4300030" calcext:value-type="float">
            <text:p>2014300030</text:p>
          </table:table-cell>
          <table:table-cell table:style-name="ce38" office:value-type="string" calcext:value-type="string">
            <text:p>Jorge Luiz de Miranda Junior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221" calcext:value-type="float">
            <text:p>2015300221</text:p>
          </table:table-cell>
          <table:table-cell table:style-name="ce37" office:value-type="string" calcext:value-type="string">
            <text:p>Luan Krüger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230" calcext:value-type="float">
            <text:p>2015300230</text:p>
          </table:table-cell>
          <table:table-cell table:style-name="ce37" office:value-type="string" calcext:value-type="string">
            <text:p>Lucas Hellmann de Oliveir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2" office:value-type="float" office:value="2015300240" calcext:value-type="float">
            <text:p>2015300240</text:p>
          </table:table-cell>
          <table:table-cell table:style-name="ce37" office:value-type="string" calcext:value-type="string">
            <text:p>Luiza Teixeira Souz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259" calcext:value-type="float">
            <text:p>2015300259</text:p>
          </table:table-cell>
          <table:table-cell table:style-name="ce37" office:value-type="string" calcext:value-type="string">
            <text:p>Marilha de Lima Caetano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268" calcext:value-type="float">
            <text:p>2015300268</text:p>
          </table:table-cell>
          <table:table-cell table:style-name="ce37" office:value-type="string" calcext:value-type="string">
            <text:p>Marina Bêz Gório da Silv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277" calcext:value-type="float">
            <text:p>2015300277</text:p>
          </table:table-cell>
          <table:table-cell table:style-name="ce37" office:value-type="string" calcext:value-type="string">
            <text:p>Marina Zoccatelli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4300049" calcext:value-type="float">
            <text:p>2014300049</text:p>
          </table:table-cell>
          <table:table-cell table:style-name="ce38" office:value-type="string" calcext:value-type="string">
            <text:p>Natália Momm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286" calcext:value-type="float">
            <text:p>2015300286</text:p>
          </table:table-cell>
          <table:table-cell table:style-name="ce37" office:value-type="string" calcext:value-type="string">
            <text:p>Nathyele Kettlin da Cost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295" calcext:value-type="float">
            <text:p>2015300295</text:p>
          </table:table-cell>
          <table:table-cell table:style-name="ce37" office:value-type="string" calcext:value-type="string">
            <text:p>Otávio Ruan da Cunh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301" calcext:value-type="float">
            <text:p>2015300301</text:p>
          </table:table-cell>
          <table:table-cell table:style-name="ce37" office:value-type="string" calcext:value-type="string">
            <text:p>Rafaella Soares Lana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310" calcext:value-type="float">
            <text:p>2015300310</text:p>
          </table:table-cell>
          <table:table-cell table:style-name="ce37" office:value-type="string" calcext:value-type="string">
            <text:p>Thales Juarez Jobins Patel Martins 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320" calcext:value-type="float">
            <text:p>2015300320</text:p>
          </table:table-cell>
          <table:table-cell table:style-name="ce37" office:value-type="string" calcext:value-type="string">
            <text:p>Thayna Karoliny da Maia 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5300339" calcext:value-type="float">
            <text:p>2015300339</text:p>
          </table:table-cell>
          <table:table-cell table:style-name="ce37" office:value-type="string" calcext:value-type="string">
            <text:p>Thaynara Laurentino Belegante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3" office:value-type="float" office:value="2014300058" calcext:value-type="float">
            <text:p>2014300058</text:p>
          </table:table-cell>
          <table:table-cell table:style-name="ce38" office:value-type="string" calcext:value-type="string">
            <text:p>Willian Enore do Espirito Santo</text:p>
          </table:table-cell>
          <table:table-cell office:value-type="string" calcext:value-type="string">
            <text:p>4Quim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44" office:value-type="string" calcext:value-type="string" table:number-columns-spanned="2" table:number-rows-spanned="1">
            <text:p>TOTAL DE ALUNOS AUTORIZADOS POR DIA</text:p>
          </table:table-cell>
          <table:covered-table-cell table:style-name="ce47"/>
          <table:table-cell table:style-name="ce1" table:formula="of:=SUM([.D2:.D729])" office:value-type="float" office:value="728" calcext:value-type="float">
            <text:p>728</text:p>
          </table:table-cell>
          <table:table-cell table:style-name="ce1" table:formula="of:=SUM([.E2:.E729])" office:value-type="float" office:value="696" calcext:value-type="float">
            <text:p>696</text:p>
          </table:table-cell>
          <table:table-cell table:style-name="ce1" table:formula="of:=SUM([.F2:.F729])" office:value-type="float" office:value="529" calcext:value-type="float">
            <text:p>529</text:p>
          </table:table-cell>
          <table:table-cell table:style-name="ce1" table:formula="of:=SUM([.G2:.G729])" office:value-type="float" office:value="712" calcext:value-type="float">
            <text:p>712</text:p>
          </table:table-cell>
          <table:table-cell table:style-name="ce1" table:formula="of:=SUM([.H2:.H729])" office:value-type="float" office:value="536" calcext:value-type="float">
            <text:p>536</text:p>
          </table:table-cell>
          <table:table-cell table:style-name="ce57" table:formula="of:=SUM([.I2:.I729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MÉDIA</text:p>
          </table:table-cell>
          <table:covered-table-cell/>
          <table:table-cell table:style-name="ce51" table:formula="of:=AVERAGE([.D730:.H730])" office:value-type="float" office:value="640.2" calcext:value-type="float" table:number-columns-spanned="5" table:number-rows-spanned="1">
            <text:p>640,2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3" office:value-type="string" calcext:value-type="string">
            <text:p>Dependência</text:p>
          </table:table-cell>
          <table:table-cell table:style-name="ce45"/>
          <table:table-cell table:style-name="ce48"/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24" office:value-type="string" calcext:value-type="string">
            <text:p>Interno</text:p>
          </table:table-cell>
          <table:table-cell table:style-name="ce45"/>
          <table:table-cell table:style-name="ce48"/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25" office:value-type="string" calcext:value-type="string">
            <text:p>Monitoria</text:p>
          </table:table-cell>
          <table:table-cell table:style-name="ce46"/>
          <table:table-cell table:style-name="ce48"/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26" office:value-type="string" calcext:value-type="string">
            <text:p>Projeto Pesquisa/Extensão/PIC</text:p>
          </table:table-cell>
          <table:table-cell table:style-name="ce45"/>
          <table:table-cell/>
          <table:table-cell table:style-name="ce3" table:number-columns-repeated="5"/>
          <table:table-cell table:number-columns-repeated="1016"/>
        </table:table-row>
        <table:table-row table:style-name="ro3">
          <table:table-cell table:style-name="ce27" office:value-type="string" calcext:value-type="string">
            <text:p>Projeto de Ensino – OCQ 2018 (encerra 11/07/18)</text:p>
          </table:table-cell>
          <table:table-cell table:style-name="ce45"/>
          <table:table-cell/>
          <table:table-cell table:style-name="ce51"/>
          <table:table-cell table:number-columns-repeated="1020"/>
        </table:table-row>
        <table:table-row table:style-name="ro1">
          <table:table-cell/>
          <table:table-cell table:style-name="ce45"/>
          <table:table-cell/>
          <table:table-cell table:style-name="ce3" table:number-columns-repeated="5"/>
          <table:table-cell table:number-columns-repeated="1016"/>
        </table:table-row>
        <table:table-row table:style-name="ro1">
          <table:table-cell/>
          <table:table-cell table:style-name="ce45"/>
          <table:table-cell/>
          <table:table-cell table:style-name="ce51"/>
          <table:table-cell table:number-columns-repeated="1020"/>
        </table:table-row>
        <table:table-row table:style-name="ro1" table:number-rows-repeated="10478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RMAS_DIAS" table:style-name="ta1">
        <table:table-column table:style-name="co8" table:default-cell-style-name="ce58"/>
        <table:table-column table:style-name="co9" table:number-columns-repeated="5" table:default-cell-style-name="ce58"/>
        <table:table-column table:style-name="co8" table:number-columns-repeated="1018" table:default-cell-style-name="ce58"/>
        <table:table-row table:style-name="ro1">
          <table:table-cell/>
          <table:table-cell office:value-type="string" calcext:value-type="string">
            <text:p>Segunda-feira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Sexta-fei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AGRO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AGRO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AGRO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AGRO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AGRO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AGRO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GRO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GRO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AGRO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INFO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INFO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INFO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INFO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INFO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INFO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INFO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INFO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INFO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QUIM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QUI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QUIM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QUIM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9" number:grouping="true"/>
    </number:number-style>
    <number:number-style style:name="N109">
      <number:number number:decimal-places="0" loext:min-decimal-places="0" number:min-integer-digits="6" number:grouping="true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8">
      <number:number number:decimal-places="0" loext:min-decimal-places="0" number:min-integer-digits="6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0" loext:min-decimal-places="0" number:min-integer-digits="2"/>
    </number:number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3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2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7:38:47.4790277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7:55:07.135820368</meta:creation-date>
    <dc:date>2018-06-05T17:55:59.277102516</dc:date>
    <meta:editing-duration>PT1H40M10S</meta:editing-duration>
    <meta:editing-cycles>14</meta:editing-cycles>
    <meta:generator>LibreOffice/5.0.3.2$Linux_x86 LibreOffice_project/00m0$Build-2</meta:generator>
    <meta:print-date>2018-05-08T19:24:11.917402262</meta:print-date>
    <meta:document-statistic meta:table-count="2" meta:cell-count="6712" meta:object-count="0"/>
  </office:meta>
</office:document-meta>
</file>